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36.000000000000000pt"/>
    </style:style>
    <style:style style:name="T3" style:family="text">
      <style:text-properties fo:font-size="22.000000000000000pt"/>
    </style:style>
    <style:style style:name="T4" style:family="text">
      <style:text-properties fo:font-size="22.000000000000000pt" fo:font-weight="bold"/>
    </style:style>
    <style:style style:name="T5" style:family="text">
      <style:text-properties fo:font-size="16.000000000000000pt"/>
    </style:style>
    <style:style style:name="T6" style:family="text">
      <style:text-properties fo:font-size="16.000000000000000pt" fo:font-weight="bold"/>
    </style:style>
    <style:style style:name="T7" style:family="text">
      <style:text-properties fo:font-size="16.000000000000000pt" fo:font-style="italic"/>
    </style:style>
    <style:style style:name="T8" style:family="text">
      <style:text-properties fo:font-size="16.000000000000000pt" fo:font-style="normal"/>
    </style:style>
    <style:style style:name="T9" style:family="text">
      <style:text-properties fo:font-size="16.000000000000000pt" fo:font-style="normal" fo:font-weight="bold"/>
    </style:style>
    <style:style style:name="T10" style:family="text">
      <style:text-properties fo:font-size="20.000000000000000pt" fo:font-weight="bold"/>
    </style:style>
    <style:style style:name="T11" style:family="text">
      <style:text-properties fo:font-size="20.000000000000000pt"/>
    </style:style>
    <style:style style:name="T12" style:family="text">
      <style:text-properties fo:font-size="20.000000000000000pt" fo:font-style="italic"/>
    </style:style>
    <style:style style:name="T13" style:family="text">
      <style:text-properties fo:font-size="20.000000000000000pt" fo:font-style="normal"/>
    </style:style>
    <style:style style:name="T14" style:family="text">
      <style:text-properties fo:font-size="20.000000000000000pt" fo:font-weight="bold" style:text-underline-style="solid" style:text-underline-type="single"/>
    </style:style>
    <style:style style:name="T15" style:family="text">
      <style:text-properties fo:font-size="20.000000000000000pt" fo:font-style="italic" fo:font-weight="bold" style:text-underline-style="solid" style:text-underline-type="single"/>
    </style:style>
    <style:style style:name="T16" style:family="text">
      <style:text-properties fo:font-weight="bold"/>
    </style:style>
    <style:style style:name="T17" style:family="text">
      <style:text-properties fo:font-size="28.000000000000000pt"/>
    </style:style>
    <style:style style:name="T18" style:family="text">
      <style:text-properties fo:font-size="28.000000000000000pt" fo:font-weight="bold"/>
    </style:style>
    <style:style style:name="T19" style:family="text">
      <style:text-properties fo:font-size="28.000000000000000pt" fo:font-style="italic" fo:font-weight="bold" style:text-underline-style="solid" style:text-underline-type="single"/>
    </style:style>
    <style:style style:name="T20" style:family="text">
      <style:text-properties fo:font-size="28.000000000000000pt" fo:font-weight="bold" style:text-underline-style="solid" style:text-underline-type="single"/>
    </style:style>
    <style:style style:name="T21" style:family="text">
      <style:text-properties fo:font-size="28.000000000000000pt" fo:font-style="italic" fo:font-weight="bold"/>
    </style:style>
    <style:style style:name="T22" style:family="text">
      <style:text-properties fo:font-size="28.000000000000000pt" fo:font-style="italic"/>
    </style:style>
    <style:style style:name="T23" style:family="text">
      <style:text-properties fo:font-size="28.000000000000000pt" fo:font-style="normal"/>
    </style:style>
    <style:style style:name="T24" style:family="text">
      <style:text-properties fo:font-size="26.000000000000000pt" fo:font-weight="bold"/>
    </style:style>
    <style:style style:name="T25" style:family="text">
      <style:text-properties fo:font-size="22.000000000000000pt" fo:font-weight="normal"/>
    </style:style>
    <style:style style:name="T26" style:family="text">
      <style:text-properties fo:font-size="22.000000000000000pt" style:text-underline-style="solid" style:text-underline-type="single"/>
    </style:style>
    <style:style style:name="T27" style:family="text">
      <style:text-properties fo:font-size="26.000000000000000pt"/>
    </style:style>
    <style:style style:name="T28" style:family="text">
      <style:text-properties fo:font-size="22.000000000000000pt" fo:font-style="italic" fo:font-weight="bold" style:text-underline-style="solid" style:text-underline-type="single"/>
    </style:style>
    <style:style style:name="T29" style:family="text">
      <style:text-properties fo:font-size="14.000000000000000pt"/>
    </style:style>
    <style:style style:name="T30" style:family="text">
      <style:text-properties fo:font-size="14.000000000000000pt" fo:font-weight="bold"/>
    </style:style>
    <style:style style:name="T31" style:family="text">
      <style:text-properties fo:font-size="14.000000000000000pt" fo:font-style="italic" fo:font-weight="bold" style:text-underline-style="solid" style:text-underline-type="single"/>
    </style:style>
    <style:style style:name="T32" style:family="text">
      <style:text-properties fo:font-size="20.000000000000000pt" fo:font-weight="normal"/>
    </style:style>
    <style:style style:name="T33" style:family="text">
      <style:text-properties fo:font-size="20.000000000000000pt" style:text-underline-style="solid" style:text-underline-type="single"/>
    </style:style>
    <style:style style:name="T34" style:family="text">
      <style:text-properties fo:font-size="24.000000000000000pt"/>
    </style:style>
    <style:style style:name="T35" style:family="text">
      <style:text-properties fo:font-weight="normal"/>
    </style:style>
    <style:style style:name="T36" style:family="text">
      <style:text-properties fo:font-style="italic" style:text-underline-style="solid" style:text-underline-type="single"/>
    </style:style>
    <style:style style:name="T37" style:family="text">
      <style:text-properties fo:font-size="24.000000000000000pt" fo:font-style="italic"/>
    </style:style>
    <style:style style:name="T38" style:family="text">
      <style:text-properties fo:font-size="24.000000000000000pt" fo:font-style="normal"/>
    </style:style>
    <style:style style:name="T39" style:family="text">
      <style:text-properties fo:font-size="18.000000000000000pt"/>
    </style:style>
    <style:style style:name="T40" style:family="text">
      <style:text-properties fo:font-size="18.000000000000000pt" fo:font-weight="normal"/>
    </style:style>
    <style:style style:name="T41" style:family="text">
      <style:text-properties fo:font-size="18.000000000000000pt" fo:font-style="italic" style:text-underline-style="solid" style:text-underline-type="single"/>
    </style:style>
    <style:style style:name="T42" style:family="text">
      <style:text-properties fo:font-size="14.000000000000000pt" fo:font-weight="normal"/>
    </style:style>
    <style:style style:name="T43" style:family="text">
      <style:text-properties fo:font-size="14.000000000000000pt" fo:font-style="italic" style:text-underline-style="solid" style:text-underline-type="single"/>
    </style:style>
    <style:style style:name="T44" style:family="text">
      <style:text-properties fo:font-size="18.000000000000000pt" fo:font-weight="bold"/>
    </style:style>
    <style:style style:name="T45" style:family="text">
      <style:text-properties fo:font-size="18.000000000000000pt" fo:font-style="italic"/>
    </style:style>
    <style:style style:name="T46" style:family="text">
      <style:text-properties fo:font-size="18.000000000000000pt" fo:font-style="normal"/>
    </style:style>
    <style:style style:name="T47" style:family="text">
      <style:text-properties fo:color="#609800" fo:font-family="Twitter Color Emoji" fo:font-size="14.000000000000000pt" fo:font-weight="bold" style:font-family-generic="roman" style:font-pitch="variable" style:text-position="super"/>
    </style:style>
    <style:style style:name="T48" style:family="text">
      <style:text-properties fo:background-color="#5db400" fo:font-size="10.000000000000000pt"/>
    </style:style>
    <style:style style:name="T49" style:family="text">
      <style:text-properties fo:font-size="14.000000000000000pt" fo:font-style="italic"/>
    </style:style>
    <style:style style:name="T50" style:family="text">
      <style:text-properties fo:font-size="14.000000000000000pt" fo:font-style="normal"/>
    </style:style>
    <style:style style:name="T51" style:family="text">
      <style:text-properties fo:color="#7cc11a" fo:font-size="14.000000000000000pt" fo:font-style="normal"/>
    </style:style>
    <style:style style:name="T52" style:family="text">
      <style:text-properties style:text-underline-style="solid" style:text-underline-type="single"/>
    </style:style>
    <style:style style:name="T53" style:family="text">
      <style:text-properties fo:font-weight="bold" style:text-underline-style="solid" style:text-underline-type="single"/>
    </style:style>
    <style:style style:name="T54" style:family="text">
      <style:text-properties fo:font-size="14.000000000000000pt" fo:font-style="italic" fo:font-weight="bold"/>
    </style:style>
    <style:style style:name="T55" style:family="text">
      <style:text-properties fo:font-style="italic"/>
    </style:style>
    <style:style style:name="T56" style:family="text">
      <style:text-properties fo:font-style="italic" fo:font-weight="bold"/>
    </style:style>
    <style:style style:name="T57" style:family="text">
      <style:text-properties fo:font-size="14.000000000000000pt" fo:font-style="normal" fo:font-weight="bold"/>
    </style:style>
    <style:style style:name="T58" style:family="text">
      <style:text-properties fo:color="#7cc11a" fo:font-size="6.000000000000000pt"/>
    </style:style>
    <style:style style:name="T59" style:family="text">
      <style:text-properties fo:color="#7cc11a" fo:font-size="10.000000000000000pt" fo:font-style="normal"/>
    </style:style>
    <style:style style:name="T60" style:family="text">
      <style:text-properties fo:color="#7cc11a" fo:font-size="14.000000000000000pt" fo:font-style="normal" fo:font-weight="bold"/>
    </style:style>
    <style:style style:name="T61" style:family="text">
      <style:text-properties fo:font-size="16.000000000000000pt" fo:font-style="italic" fo:font-weight="bold"/>
    </style:style>
    <style:style style:name="T62" style:family="text">
      <style:text-properties fo:font-size="16.000000000000000pt" fo:font-style="italic" fo:font-weight="bold" style:text-underline-style="solid" style:text-underline-type="single"/>
    </style:style>
    <style:style style:name="T63" style:family="text">
      <style:text-properties fo:color="#8cd700" fo:font-size="11.000000000000000pt"/>
    </style:style>
    <style:style style:name="T64" style:family="text">
      <style:text-properties fo:font-style="normal"/>
    </style:style>
    <style:style style:name="T65" style:family="text">
      <style:text-properties fo:font-style="normal" fo:font-weight="bold"/>
    </style:style>
    <style:style style:name="P6" style:family="paragraph"/>
    <style:style style:name="P7" style:family="paragraph">
      <style:paragraph-properties fo:text-align="center"/>
      <style:text-properties fo:font-size="44.000000000000000pt" fo:font-weight="bold"/>
    </style:style>
    <style:style style:name="P8" style:family="paragraph">
      <style:paragraph-properties fo:padding-top="0.000000000000000pt"/>
      <style:text-properties fo:font-family="Sans Serif" fo:font-size="12.000000000000000pt" style:font-family-generic="roman" style:font-pitch="variable"/>
    </style:style>
    <style:style style:name="P9" style:parent-style-name="Standard" style:family="paragraph"/>
    <style:style style:name="P10" style:parent-style-name="Title" style:family="paragraph"/>
    <style:style style:name="P11" style:family="paragraph">
      <style:text-properties fo:font-weight="bold"/>
    </style:style>
    <style:style style:name="P12" style:family="paragraph">
      <style:text-properties fo:font-size="20.000000000000000pt" fo:font-weight="bold"/>
    </style:style>
    <style:style style:name="P13" style:family="paragraph">
      <style:paragraph-properties fo:text-align="center"/>
    </style:style>
    <style:style style:name="P14" style:family="paragraph">
      <style:paragraph-properties fo:text-align="left"/>
    </style:style>
    <style:style style:name="P15" style:family="paragraph">
      <style:paragraph-properties fo:text-align="left"/>
      <style:text-properties fo:font-size="14.000000000000000pt" fo:font-weight="bold"/>
    </style:style>
    <style:style style:name="P16" style:family="paragraph">
      <style:paragraph-properties fo:text-align="left"/>
      <style:text-properties fo:font-size="14.000000000000000pt"/>
    </style:style>
    <style:style style:name="P17" style:family="paragraph">
      <style:paragraph-properties fo:text-align="left"/>
      <style:text-properties fo:font-size="14.000000000000000pt" fo:font-style="italic"/>
    </style:style>
    <style:style style:name="gr4"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5"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6" style:family="graphic">
      <style:graphic-properties draw:fill="none" draw:stroke="none" fo:margin="0.000000000000000pt"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7" draw:style-name="dp2" presentation:presentation-page-layout-name="pl2">
        <draw:layer-set>
          <draw:layer draw:name="layout"/>
          <draw:layer draw:name="background"/>
          <draw:layer draw:name="backgroundobjects"/>
          <draw:layer draw:name="controls"/>
          <draw:layer draw:name="measurelines"/>
        </draw:layer-set>
        <draw:frame draw:style-name="gr4" xml:id="shape-346" draw:id="shape-346" draw:layer="layout" svg:width="650.83577316800pt" svg:height="392.88257038800pt" svg:x="103.18100000000pt" svg:y="136.91400000000pt" presentation:class="outline">
          <draw:text-box>
            <text:p text:style-name="P6">So many Christians are awaiting the return - and they believe with the present signs that return is likely imminent.<text:s/></text:p>
            <text:p text:style-name="P6"/>
            <text:p text:style-name="P6">They aren't wrong, but their heart is not the right place. That's what I am going to discuss here. They want to approach the mercy seat with the wrong clothing.</text:p>
          </draw:text-box>
          <draw:glue-point draw:id="4" svg:x="0.50000000000pt" svg:y="0.50000000000pt" draw:align="center"/>
        </draw:frame>
        <draw:frame draw:style-name="gr4" xml:id="shape-347" draw:id="shape-347" draw:layer="layout" svg:width="650.83577316800pt" svg:height="89.29149327000pt" svg:x="103.18100000000pt" svg:y="23.81110000000pt" presentation:class="title">
          <draw:text-box>
            <text:p text:style-name="P7"><text:span text:style-name="T2">We await the return of Yeshua</text:span></text:p>
          </draw:text-box>
          <draw:glue-point draw:id="4" svg:x="0.50000000000pt" svg:y="0.50000000000pt" draw:align="center"/>
        </draw:frame>
        <presentation:notes>
          <draw:frame presentation:style-name="pr1" xml:id="shape-348" draw:id="shape-348"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49" draw:id="shape-349" draw:layer="" svg:width="420.88891811840pt" svg:height="315.63834208300pt" svg:x="87.16550000000pt" svg:y="63.97810000000pt" presentation:class="page" draw:page-number="1"/>
          <draw:frame draw:style-name="gr6" xml:id="shape-350" draw:id="shape-35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5" draw:style-name="dp2" presentation:presentation-page-layout-name="pl2">
        <draw:layer-set>
          <draw:layer draw:name="layout"/>
          <draw:layer draw:name="background"/>
          <draw:layer draw:name="backgroundobjects"/>
          <draw:layer draw:name="controls"/>
          <draw:layer draw:name="measurelines"/>
        </draw:layer-set>
        <draw:frame draw:style-name="gr4" xml:id="shape-351" draw:id="shape-351" draw:layer="layout" svg:width="650.83577316800pt" svg:height="392.88257038800pt" svg:x="103.18100000000pt" svg:y="136.91400000000pt" presentation:class="outline">
          <draw:text-box>
            <text:p text:style-name="P9"><text:span text:style-name="T3">[Mat 22:11-14 KJV] And when the king came in to see the guests, he saw there a man which had not on a wedding garment: And he saith unto him, Friend, how camest thou in hither</text:span><text:span text:style-name="T4"><text:s/>not having a wedding garment</text:span><text:span text:style-name="T3">? And he was speechless. Then said the king to the servants, Bind him hand and foot, and take him away, and cast [him] into outer darkness; there shall be weeping and gnashing of teeth. For many are called, but few [are] chosen.</text:span></text:p>
            <text:p text:style-name="P9"/>
            <text:p text:style-name="P9"><text:span text:style-name="T5">Churchianity lies to you proclaiming your faith alone covers you. Those who refuse to have faith in the Messiah will not be there, even if they guard Torah perfectly. Why would they show up at a feast for a man they don't believe is their Messiah?<text:s/></text:span><text:span text:style-name="T6">Isaiah 64:6</text:span><text:span text:style-name="T5"><text:s/>is<text:s/></text:span><text:span text:style-name="T7">not</text:span><text:span text:style-name="T8"><text:s/>inclusive of all mankind. You know this passage is<text:s/></text:span><text:span text:style-name="T9">not once</text:span><text:span text:style-name="T8"><text:s/>quoted in the NT, not even by Paul? Christianity is based on a lie. That you and I are incapable of choosing and doing the right thing. That God looks down at all mankind as filthy sinners.<text:s text:c="2"/></text:span><text:span text:style-name="T9">THIS IS A LIE.</text:span></text:p>
          </draw:text-box>
          <draw:glue-point draw:id="4" svg:x="0.50000000000pt" svg:y="0.50000000000pt" draw:align="center"/>
        </draw:frame>
        <draw:frame draw:style-name="gr4" xml:id="shape-352" draw:id="shape-352" draw:layer="layout" svg:width="650.83577316800pt" svg:height="89.29149327000pt" svg:x="103.18100000000pt" svg:y="23.81110000000pt" presentation:class="title">
          <draw:text-box>
            <text:p text:style-name="P10"><text:span text:style-name="T2">Don't arrive with the wrong clothing</text:span></text:p>
          </draw:text-box>
          <draw:glue-point draw:id="4" svg:x="0.50000000000pt" svg:y="0.50000000000pt" draw:align="center"/>
        </draw:frame>
        <presentation:notes>
          <draw:frame presentation:style-name="pr1" xml:id="shape-353" draw:id="shape-353"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54" draw:id="shape-354" draw:layer="" svg:width="420.88891811840pt" svg:height="315.63834208300pt" svg:x="87.16550000000pt" svg:y="63.97810000000pt" presentation:class="page" draw:page-number="2"/>
          <draw:frame draw:style-name="gr6" xml:id="shape-355" draw:id="shape-35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3" draw:id="page3" xml:id="page3" draw:master-page-name="Default22" draw:style-name="dp2" presentation:presentation-page-layout-name="pl2">
        <draw:layer-set>
          <draw:layer draw:name="layout"/>
          <draw:layer draw:name="background"/>
          <draw:layer draw:name="backgroundobjects"/>
          <draw:layer draw:name="controls"/>
          <draw:layer draw:name="measurelines"/>
        </draw:layer-set>
        <draw:frame draw:style-name="gr4" xml:id="shape-356" draw:id="shape-356" draw:layer="layout" svg:width="650.83577316800pt" svg:height="434.34768224294pt" svg:x="103.18100000000pt" svg:y="136.91400000000pt" presentation:class="outline">
          <draw:text-box>
            <text:p text:style-name="P6"><text:span text:style-name="T10">[Isa 64:4-7 KJV]<text:s/></text:span><text:span text:style-name="T11">For since the beginning of the world [men] have not heard, nor perceived by the ear, neither hath the eye seen, O God, beside thee, [what] he hath prepared for him that waiteth for him.<text:s/></text:span><text:span text:style-name="T10">Thou meetest him that rejoiceth and worketh righteousness</text:span><text:span text:style-name="T11">, [those that] remember thee in thy ways: behold, thou art wroth;</text:span><text:span text:style-name="T10"><text:s/>for we have sinned: in those is continuance, and we shall be saved</text:span><text:span text:style-name="T11">. But we are all as an unclean [thing], and all our righteousnesses [are] as filthy rags; and we all do fade as a leaf; and our iniquities, like the wind, have taken us away. And [there is] none that calleth upon thy name, that stirreth up himself to take hold of thee: for thou hast hid thy face from us, and hast consumed us, because of our iniquities.</text:span></text:p>
            <text:p text:style-name="P6"><text:span text:style-name="T11">Filthy rags is because when we choose to sin over obeying the Father's will, Father chooses to<text:s/></text:span><text:span text:style-name="T12">forget</text:span><text:span text:style-name="T13"><text:s/>all of our righteous deeds. There's a key phrase in the verse before their proof text. He meets those who rejoice and do what is right.<text:s/></text:span></text:p>
          </draw:text-box>
          <draw:glue-point draw:id="4" svg:x="0.50000000000pt" svg:y="0.50000000000pt" draw:align="center"/>
        </draw:frame>
        <draw:frame draw:style-name="gr4" xml:id="shape-357" draw:id="shape-357" draw:layer="layout" svg:width="650.83577316800pt" svg:height="89.29149327000pt" svg:x="103.18100000000pt" svg:y="23.81110000000pt" presentation:class="title">
          <draw:text-box>
            <text:p text:style-name="P7"><text:span text:style-name="T2">Christians believe self-righteousness is obeying God</text:span></text:p>
          </draw:text-box>
          <draw:glue-point draw:id="4" svg:x="0.50000000000pt" svg:y="0.50000000000pt" draw:align="center"/>
        </draw:frame>
        <presentation:notes>
          <draw:frame presentation:style-name="pr1" xml:id="shape-358" draw:id="shape-358"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59" draw:id="shape-359" draw:layer="" svg:width="420.88891811840pt" svg:height="315.63834208300pt" svg:x="87.16550000000pt" svg:y="63.97810000000pt" presentation:class="page" draw:page-number="3"/>
          <draw:frame draw:style-name="gr6" xml:id="shape-360" draw:id="shape-36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4" draw:id="page4" xml:id="page4" draw:master-page-name="Default2" draw:style-name="dp2" presentation:presentation-page-layout-name="pl2">
        <draw:layer-set>
          <draw:layer draw:name="layout"/>
          <draw:layer draw:name="background"/>
          <draw:layer draw:name="backgroundobjects"/>
          <draw:layer draw:name="controls"/>
          <draw:layer draw:name="measurelines"/>
        </draw:layer-set>
        <draw:frame draw:style-name="gr4" xml:id="shape-361" draw:id="shape-361" draw:layer="layout" svg:width="650.83577316800pt" svg:height="434.34768224294pt" svg:x="103.18100000000pt" svg:y="136.91400000000pt" presentation:class="outline">
          <draw:text-box>
            <text:p text:style-name="P6"><text:span text:style-name="T10">[Mat 7:23 KJV]<text:s/></text:span><text:span text:style-name="T11">And then will I profess unto them, I never knew you: depart from me, ye that work Towrahlessness / lawlessness / iniquity.</text:span></text:p>
            <text:p text:style-name="P6"/>
            <text:p text:style-name="P6"><text:span text:style-name="T11">False teachers proclaim this person was never saved. Yeshua doesn't actually spend a lot of time<text:s/></text:span><text:span text:style-name="T12">dealing<text:s/></text:span><text:span text:style-name="T13">with scoffers or unbelievers. He is dealing with two classes of people - the outsiders who are shunned for breaking Torah in some way, the "insiders" who are doing the shunning but are adding to and taking from Torah. They actually didn't even know Torah - they mock the man they should know, if they truly believed (trust / follow / guard / do) Moses (Law / Torah) then they would trust the Son and heed his warning. It's those who refuse to turn from lawlessness, or turn back to it after turning to righteousness that, "all their deeds are like filthy rags" or, "all their righteousness will be forgotten" - he will then say, "I never knew you."</text:span></text:p>
          </draw:text-box>
          <draw:glue-point draw:id="4" svg:x="0.50000000000pt" svg:y="0.50000000000pt" draw:align="center"/>
        </draw:frame>
        <draw:frame draw:style-name="gr4" xml:id="shape-362" draw:id="shape-362" draw:layer="layout" svg:width="650.83577316800pt" svg:height="89.29149327000pt" svg:x="103.18100000000pt" svg:y="23.81110000000pt" presentation:class="title">
          <draw:text-box>
            <text:p text:style-name="P7"><text:span text:style-name="T2">I never knew you</text:span></text:p>
          </draw:text-box>
          <draw:glue-point draw:id="4" svg:x="0.50000000000pt" svg:y="0.50000000000pt" draw:align="center"/>
        </draw:frame>
        <presentation:notes>
          <draw:frame presentation:style-name="pr1" xml:id="shape-363" draw:id="shape-363"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64" draw:id="shape-364" draw:layer="" svg:width="420.88891811840pt" svg:height="315.63834208300pt" svg:x="87.16550000000pt" svg:y="63.97810000000pt" presentation:class="page" draw:page-number="4"/>
          <draw:frame draw:style-name="gr6" xml:id="shape-365" draw:id="shape-36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5" draw:id="page5" xml:id="page5" draw:master-page-name="Default10" draw:style-name="dp2" presentation:presentation-page-layout-name="pl2">
        <draw:layer-set>
          <draw:layer draw:name="layout"/>
          <draw:layer draw:name="background"/>
          <draw:layer draw:name="backgroundobjects"/>
          <draw:layer draw:name="controls"/>
          <draw:layer draw:name="measurelines"/>
        </draw:layer-set>
        <draw:frame draw:style-name="gr4" xml:id="shape-366" draw:id="shape-366" draw:layer="layout" svg:width="650.83577316800pt" svg:height="434.34768224294pt" svg:x="103.18100000000pt" svg:y="136.91400000000pt" presentation:class="outline">
          <draw:text-box>
            <text:p text:style-name="P6">Another lie is that God doesn't see you, but sees Jesus.</text:p>
            <text:p text:style-name="P6"><text:span text:style-name="T11">[Gen 4:7 KJV]<text:s/></text:span><text:span text:style-name="T10">If thou doest well, shalt thou not be accepted?</text:span><text:span text:style-name="T11"><text:s/>and if thou doest not well, sin lieth at the door. And unto thee [shall be] his desire, and thou shalt rule over him.</text:span></text:p>
            <text:p text:style-name="P6"/>
            <text:p text:style-name="P6"><text:span text:style-name="T11">Did God lie to Cain?</text:span></text:p>
            <text:p text:style-name="P6"/>
            <text:p text:style-name="P6"><text:span text:style-name="T11">[Act 10:34-35 KJV] Then Peter opened [his] mouth, and said, Of a truth I perceive that God is no respecter of persons: But in every nation<text:s/></text:span><text:span text:style-name="T10">he that feareth him, and worketh righteousness, is accepted with him.</text:span></text:p>
            <text:p text:style-name="P6"/>
            <text:p text:style-name="P6"><text:span text:style-name="T10">Did Peter lie about why God accepted Cornelius?</text:span></text:p>
          </draw:text-box>
          <draw:glue-point draw:id="4" svg:x="0.50000000000pt" svg:y="0.50000000000pt" draw:align="center"/>
        </draw:frame>
        <draw:frame draw:style-name="gr4" xml:id="shape-367" draw:id="shape-367" draw:layer="layout" svg:width="650.83577316800pt" svg:height="89.29149327000pt" svg:x="103.18100000000pt" svg:y="23.81110000000pt" presentation:class="title">
          <draw:text-box>
            <text:p text:style-name="P7"><text:span text:style-name="T2">God seeks those who do what is right.</text:span></text:p>
          </draw:text-box>
          <draw:glue-point draw:id="4" svg:x="0.50000000000pt" svg:y="0.50000000000pt" draw:align="center"/>
        </draw:frame>
        <presentation:notes>
          <draw:frame presentation:style-name="pr1" xml:id="shape-368" draw:id="shape-368"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69" draw:id="shape-369" draw:layer="" svg:width="420.88891811840pt" svg:height="315.63834208300pt" svg:x="87.16550000000pt" svg:y="63.97810000000pt" presentation:class="page" draw:page-number="5"/>
          <draw:frame draw:style-name="gr6" xml:id="shape-370" draw:id="shape-37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6" draw:id="page6" xml:id="page6" draw:master-page-name="Default13" draw:style-name="dp2" presentation:presentation-page-layout-name="pl2">
        <draw:layer-set>
          <draw:layer draw:name="layout"/>
          <draw:layer draw:name="background"/>
          <draw:layer draw:name="backgroundobjects"/>
          <draw:layer draw:name="controls"/>
          <draw:layer draw:name="measurelines"/>
        </draw:layer-set>
        <draw:frame draw:style-name="gr4" xml:id="shape-371" draw:id="shape-371" draw:layer="layout" svg:width="650.83577316800pt" svg:height="434.34768224294pt" svg:x="102.53573652790pt" svg:y="137.55926347210pt" presentation:class="outline">
          <draw:text-box>
            <text:p text:style-name="P6"><text:span text:style-name="T4">Here's why Yahweh sent Peter to Cornelius.</text:span></text:p>
            <text:p text:style-name="P6"><text:span text:style-name="T11">Acts 10:1-4:</text:span></text:p>
            <text:p text:style-name="P6"><text:span text:style-name="T11">But a certain man named Cornelius was in Caesarea, a centurion of a cohort being called Italian,<text:s/></text:span><text:span text:style-name="T10">one<text:s/></text:span><text:span text:style-name="T14">devout</text:span><text:span text:style-name="T10"><text:s/>and fearing God</text:span><text:span text:style-name="T11">, with all his household,</text:span><text:span text:style-name="T10"><text:s/>both doing</text:span><text:span text:style-name="T15"><text:s/>many alms</text:span><text:span text:style-name="T11"><text:s/></text:span><text:span text:style-name="T10">to the people and praying<text:s/></text:span><text:span text:style-name="T14">continually</text:span><text:span text:style-name="T10"><text:s/>to God</text:span><text:span text:style-name="T11">. About the ninth hour of the day, he saw plainly in a vision an angel of God coming to him, and saying to him, Cornelius! And he was staring at him, and becoming terrified he said, What is it, Sir? And he said to him,<text:s/></text:span><text:span text:style-name="T10">Your prayers and your alms went up for a memorial before God.</text:span></text:p>
            <text:p text:style-name="P6"/>
            <text:p text:style-name="P6">Just as God told Cain. Cornelius feared God (did well) and because of that, Yahweh respected his offering.</text:p>
          </draw:text-box>
          <draw:glue-point draw:id="4" svg:x="0.50000000000pt" svg:y="0.50000000000pt" draw:align="center"/>
        </draw:frame>
        <draw:frame draw:style-name="gr4" xml:id="shape-372" draw:id="shape-372" draw:layer="layout" svg:width="650.83577316800pt" svg:height="89.29149327000pt" svg:x="103.18100000000pt" svg:y="23.81110000000pt" presentation:class="title">
          <draw:text-box>
            <text:p text:style-name="P7"><text:span text:style-name="T2">Let's look more at Cornelius</text:span></text:p>
          </draw:text-box>
          <draw:glue-point draw:id="4" svg:x="0.50000000000pt" svg:y="0.50000000000pt" draw:align="center"/>
        </draw:frame>
        <presentation:notes>
          <draw:frame presentation:style-name="pr1" xml:id="shape-373" draw:id="shape-373"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74" draw:id="shape-374" draw:layer="" svg:width="420.88891811840pt" svg:height="315.63834208300pt" svg:x="87.16550000000pt" svg:y="63.97810000000pt" presentation:class="page" draw:page-number="6"/>
          <draw:frame draw:style-name="gr6" xml:id="shape-375" draw:id="shape-37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7" draw:id="page7" xml:id="page7" draw:master-page-name="Default6" draw:style-name="dp2" presentation:presentation-page-layout-name="pl2">
        <draw:layer-set>
          <draw:layer draw:name="layout"/>
          <draw:layer draw:name="background"/>
          <draw:layer draw:name="backgroundobjects"/>
          <draw:layer draw:name="controls"/>
          <draw:layer draw:name="measurelines"/>
        </draw:layer-set>
        <draw:frame draw:style-name="gr4" xml:id="shape-376" draw:id="shape-376" draw:layer="layout" svg:width="650.83577316800pt" svg:height="392.88257038800pt" svg:x="103.18100000000pt" svg:y="136.91400000000pt" presentation:class="outline">
          <draw:text-box>
            <text:p text:style-name="P6"><text:span text:style-name="T16">Revelation of John 19:7-8:</text:span></text:p>
            <text:p text:style-name="P6"><text:span text:style-name="T17">Let us be glad and rejoice, and give honour to him:</text:span><text:span text:style-name="T18"><text:s/>for the marriage of the Lamb</text:span><text:span text:style-name="T17"><text:s/>is come, and<text:s/></text:span><text:span text:style-name="T18">his wife hath made<text:s/></text:span><text:span text:style-name="T19">herself</text:span><text:span text:style-name="T18"><text:s/>ready</text:span><text:span text:style-name="T17">. And to her was granted that s</text:span><text:span text:style-name="T18">he should be arrayed in<text:s/></text:span><text:span text:style-name="T20">fine linen</text:span><text:span text:style-name="T17">,<text:s/></text:span><text:span text:style-name="T18">clean and white</text:span><text:span text:style-name="T17">: for the<text:s/></text:span><text:span text:style-name="T21">fine linen is the righteousness of saints</text:span><text:span text:style-name="T18">.</text:span></text:p>
            <text:p text:style-name="P6"/>
            <text:p text:style-name="P6"><text:span text:style-name="T17">The adornment of the Saints (believers) is<text:s/></text:span><text:span text:style-name="T22">their</text:span><text:span text:style-name="T23"><text:s/>righteous deeds. That is what this study will demonstrate.</text:span></text:p>
          </draw:text-box>
          <draw:glue-point draw:id="4" svg:x="0.50000000000pt" svg:y="0.50000000000pt" draw:align="center"/>
        </draw:frame>
        <draw:frame draw:style-name="gr4" xml:id="shape-377" draw:id="shape-377" draw:layer="layout" svg:width="650.83577316800pt" svg:height="89.29149327000pt" svg:x="103.18100000000pt" svg:y="23.81110000000pt" presentation:class="title">
          <draw:text-box>
            <text:p text:style-name="P7"><text:span text:style-name="T2">Who is the Son returning for?</text:span></text:p>
          </draw:text-box>
          <draw:glue-point draw:id="4" svg:x="0.50000000000pt" svg:y="0.50000000000pt" draw:align="center"/>
        </draw:frame>
        <presentation:notes>
          <draw:frame presentation:style-name="pr1" xml:id="shape-378" draw:id="shape-378"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79" draw:id="shape-379" draw:layer="" svg:width="420.88891811840pt" svg:height="315.63834208300pt" svg:x="87.16550000000pt" svg:y="63.97810000000pt" presentation:class="page" draw:page-number="7"/>
          <draw:frame draw:style-name="gr6" xml:id="shape-380" draw:id="shape-38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8" draw:id="page8" xml:id="page8" draw:master-page-name="Default18" draw:style-name="dp2" presentation:presentation-page-layout-name="pl2">
        <draw:layer-set>
          <draw:layer draw:name="layout"/>
          <draw:layer draw:name="background"/>
          <draw:layer draw:name="backgroundobjects"/>
          <draw:layer draw:name="controls"/>
          <draw:layer draw:name="measurelines"/>
        </draw:layer-set>
        <draw:frame draw:style-name="gr4" xml:id="shape-381" draw:id="shape-381" draw:layer="layout" svg:width="650.83577316800pt" svg:height="437.15142056070pt" svg:x="103.18100000000pt" svg:y="136.91400000000pt" presentation:class="outline">
          <draw:text-box>
            <text:p text:style-name="P6"><text:span text:style-name="T24">Deuteronomy 6:25:</text:span></text:p>
            <text:p text:style-name="P11"><text:span text:style-name="T25">And it shall be<text:s/></text:span><text:span text:style-name="T3">righteousness for us when we take heed to<text:s/></text:span><text:span text:style-name="T26">do</text:span><text:span text:style-name="T3"><text:s/>all this<text:s/></text:span><text:span text:style-name="T25">commandment before Jehovah our God, as He has commanded us.</text:span><text:span text:style-name="T3"><text:s text:c="2"/></text:span></text:p>
            <text:p text:style-name="P11"/>
            <text:p text:style-name="P11"><text:span text:style-name="T27">I John 3:7:</text:span></text:p>
            <text:p text:style-name="P6"><text:span text:style-name="T3">Little children,<text:s/></text:span><text:span text:style-name="T26">let no one deceive you</text:span><text:span text:style-name="T3">.<text:s/></text:span><text:span text:style-name="T4">He who<text:s/></text:span><text:span text:style-name="T28">practices</text:span><text:span text:style-name="T4"><text:s/>righteousness is righteous</text:span><text:span text:style-name="T3">, just as He is righteous.</text:span></text:p>
            <text:p text:style-name="P6"/>
            <text:p text:style-name="P6"><text:span text:style-name="T11">John's warning is clear - those who practice righteosness (Torah) are righteous as He is. Not those who are hearers only deeieving themselves. It's not what we think - it's what we do or do not do, and is directly related to Towrah.</text:span></text:p>
          </draw:text-box>
          <draw:glue-point draw:id="4" svg:x="0.50000000000pt" svg:y="0.50000000000pt" draw:align="center"/>
        </draw:frame>
        <draw:frame draw:style-name="gr4" xml:id="shape-382" draw:id="shape-382" draw:layer="layout" svg:width="650.83577316800pt" svg:height="89.29149327000pt" svg:x="103.18100000000pt" svg:y="23.81110000000pt" presentation:class="title">
          <draw:text-box>
            <text:p text:style-name="P7"><text:span text:style-name="T2">What makes us righteous?</text:span></text:p>
          </draw:text-box>
          <draw:glue-point draw:id="4" svg:x="0.50000000000pt" svg:y="0.50000000000pt" draw:align="center"/>
        </draw:frame>
        <presentation:notes>
          <draw:frame presentation:style-name="pr1" xml:id="shape-383" draw:id="shape-383"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84" draw:id="shape-384" draw:layer="" svg:width="420.88891811840pt" svg:height="315.63834208300pt" svg:x="87.16550000000pt" svg:y="63.97810000000pt" presentation:class="page" draw:page-number="8"/>
          <draw:frame draw:style-name="gr6" xml:id="shape-385" draw:id="shape-38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9" draw:id="page9" xml:id="page9" draw:master-page-name="Default19" draw:style-name="dp3">
        <draw:layer-set>
          <draw:layer draw:name=""/>
        </draw:layer-set>
        <draw:frame draw:style-name="gr4" xml:id="shape-386" draw:id="shape-386" draw:layer="" svg:width="646.26168224295pt" svg:height="53.03738317757pt" svg:x="117.05607476633pt" svg:y="39.48598130840pt">
          <draw:text-box>
            <text:p text:style-name="P6">Enter through the narrow gate</text:p>
          </draw:text-box>
          <draw:glue-point draw:id="4" svg:x="0.50000000000pt" svg:y="0.50000000000pt" draw:align="center"/>
        </draw:frame>
        <draw:frame draw:style-name="gr4" xml:id="shape-387" draw:id="shape-387" draw:layer="" svg:width="673.59813084108pt" svg:height="444.15887850465pt" svg:x="111.44859813082pt" svg:y="140.42056074764pt">
          <draw:text-box>
            <text:p text:style-name="P6"><text:span text:style-name="T29">Matthew 7:13-14:</text:span></text:p>
            <text:p text:style-name="P6"><text:span text:style-name="T29">Go in through the<text:s/></text:span><text:span text:style-name="T30">narrow gate</text:span><text:span text:style-name="T29">, for wide * is * the gate and broad * is * the way that leads to destruction, and many there are who go in through it.<text:s/></text:span><text:span text:style-name="T30">Because narrow * is * the gate and constricted * is * the way which leads to life</text:span><text:span text:style-name="T29">, and there are few who find it.<text:s text:c="2"/></text:span></text:p>
            <text:p text:style-name="P6"/>
            <text:p text:style-name="P6"><text:span text:style-name="T29">Luke 13:24-25:</text:span></text:p>
            <text:p text:style-name="P6"><text:span text:style-name="T29">Labor to<text:s/></text:span><text:span text:style-name="T30">enter in through the narrow gate</text:span><text:span text:style-name="T29">, for I say to you that many will seek to enter in and will not have strength. From the time the Master of the house shall have risen up, and He shuts the door, and you begin to stand outside and to knock at the door, saying, Lord, Lord, open to us. And answering,<text:s/></text:span><text:span text:style-name="T30">He will say to you, I do not know you. From where are you?</text:span></text:p>
            <text:p text:style-name="P6"/>
            <text:p text:style-name="P6"><text:span text:style-name="T29">Revelation of John 22:14-15:</text:span></text:p>
            <text:p text:style-name="P6"><text:span text:style-name="T29">Blessed * are *</text:span><text:span text:style-name="T30"><text:s/>the ones doing His commands</text:span><text:span text:style-name="T29">, that their authority will be over the Tree of Life, and by the gates they<text:s/></text:span><text:span text:style-name="T30">may<text:s/></text:span><text:span text:style-name="T31">enter</text:span><text:span text:style-name="T30"><text:s/>into the city</text:span><text:span text:style-name="T29">. But<text:s/></text:span><text:span text:style-name="T30">outside</text:span><text:span text:style-name="T29"><text:s/></text:span><text:span text:style-name="T30">* are * the dogs and the sorcerers, and the fornicators, and the murderers, and the idolaters, and everyone loving a lie, and making it.</text:span></text:p>
            <text:p text:style-name="P6"/>
            <text:p text:style-name="P6">The list of lawless deeds - are you in them still?</text:p>
          </draw:text-box>
          <draw:glue-point draw:id="4" svg:x="0.50000000000pt" svg:y="0.50000000000pt" draw:align="center"/>
        </draw:frame>
        <presentation:notes>
          <draw:frame presentation:style-name="pr2" xml:id="shape-388" draw:id="shape-38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5" xml:id="shape-389" draw:id="shape-389" draw:layer="" svg:width="396.28000000000pt" svg:height="296.96000000000pt" svg:x="108.00000000000pt" svg:y="60.18000000000pt" presentation:class="page" draw:page-number="9"/>
        </presentation:notes>
      </draw:page>
      <draw:page draw:name="page10" draw:id="page10" xml:id="page10" draw:master-page-name="Default21" draw:style-name="dp2" presentation:presentation-page-layout-name="pl2">
        <draw:layer-set>
          <draw:layer draw:name="layout"/>
          <draw:layer draw:name="background"/>
          <draw:layer draw:name="backgroundobjects"/>
          <draw:layer draw:name="controls"/>
          <draw:layer draw:name="measurelines"/>
        </draw:layer-set>
        <draw:frame draw:style-name="gr4" xml:id="shape-390" draw:id="shape-390" draw:layer="layout" svg:width="650.83577316800pt" svg:height="392.88257038800pt" svg:x="103.18100000000pt" svg:y="136.91400000000pt" presentation:class="outline">
          <draw:text-box>
            <text:p text:style-name="P6"><text:span text:style-name="T10">Matthew 24:44-51:</text:span></text:p>
            <text:p text:style-name="P11"><text:span text:style-name="T32">Therefore be ye also ready: for in such an hour as ye think not the Son of man cometh.<text:s/></text:span><text:span text:style-name="T11">Who then is a faithful and wise servant</text:span><text:span text:style-name="T32">, whom his master hath made ruler over his household, to give them meat in due season?<text:s/></text:span><text:span text:style-name="T11">Blessed is that servant, whom his master when he cometh shall find so<text:s/></text:span><text:span text:style-name="T33">DOING</text:span><text:span text:style-name="T32">. Verily I say unto you, That he shall make him ruler over all his goods. But and if that evil servant shall say in his heart,<text:s/></text:span><text:span text:style-name="T11">My master delayeth his coming; And shall begin to smite his fellowservants, and to eat and drink with the drunken</text:span><text:span text:style-name="T32">; The master of that servant shall come in a day when he looketh not for him, and in an hour that he is not aware of, And shall cut him asunder, and appoint him his portion with the hypocrites: there shall be weeping and gnashing of teeth.<text:s text:c="2"/></text:span></text:p>
            <text:p text:style-name="P11"/>
            <text:p text:style-name="P11"><text:span text:style-name="T34">Many hear and do not DO what he asks.</text:span></text:p>
          </draw:text-box>
          <draw:glue-point draw:id="4" svg:x="0.50000000000pt" svg:y="0.50000000000pt" draw:align="center"/>
        </draw:frame>
        <draw:frame draw:style-name="gr4" xml:id="shape-391" draw:id="shape-391" draw:layer="layout" svg:width="650.83577316800pt" svg:height="89.29149327000pt" svg:x="103.18100000000pt" svg:y="23.81110000000pt" presentation:class="title">
          <draw:text-box>
            <text:p text:style-name="P7"><text:span text:style-name="T2">Concern about the moment of return without righteousness</text:span></text:p>
          </draw:text-box>
          <draw:glue-point draw:id="4" svg:x="0.50000000000pt" svg:y="0.50000000000pt" draw:align="center"/>
        </draw:frame>
        <presentation:notes>
          <draw:frame presentation:style-name="pr1" xml:id="shape-392" draw:id="shape-39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93" draw:id="shape-393" draw:layer="" svg:width="420.88891811840pt" svg:height="315.63834208300pt" svg:x="87.16550000000pt" svg:y="63.97810000000pt" presentation:class="page" draw:page-number="10"/>
          <draw:frame draw:style-name="gr6" xml:id="shape-394" draw:id="shape-39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1" draw:id="page11" xml:id="page11" draw:master-page-name="Default11" draw:style-name="dp2" presentation:presentation-page-layout-name="pl2">
        <draw:layer-set>
          <draw:layer draw:name="layout"/>
          <draw:layer draw:name="background"/>
          <draw:layer draw:name="backgroundobjects"/>
          <draw:layer draw:name="controls"/>
          <draw:layer draw:name="measurelines"/>
        </draw:layer-set>
        <draw:frame draw:style-name="gr4" xml:id="shape-395" draw:id="shape-395" draw:layer="layout" svg:width="650.83577316800pt" svg:height="428.03927102799pt" svg:x="103.18100000000pt" svg:y="136.91400000000pt" presentation:class="outline">
          <draw:text-box>
            <text:p text:style-name="P6"><text:span text:style-name="T10">James 1:21-22:</text:span></text:p>
            <text:p text:style-name="P12"><text:span text:style-name="T35">Therefore<text:s/></text:span>putting aside all filthiness and overflowing of evil<text:span text:style-name="T35">, receive in meekness the implanted word, which is able to save your souls. But</text:span><text:s/>become doers of the<text:s/><text:span text:style-name="T36">word</text:span><text:span text:style-name="T35">, and not hearers only, deceiving your own selves.</text:span></text:p>
            <text:p text:style-name="P12"/>
            <text:p text:style-name="P11"><text:span text:style-name="T34">What is the word?</text:span></text:p>
            <text:p text:style-name="P11"><text:span text:style-name="T34">It cannot be the person of the Messiah - we do not<text:s/></text:span><text:span text:style-name="T37">do</text:span><text:span text:style-name="T38"><text:s/>Messiah.</text:span></text:p>
            <text:p text:style-name="P11"/>
            <text:p text:style-name="P11"><text:span text:style-name="T39">Matthew 7:24:</text:span></text:p>
            <text:p text:style-name="P11"><text:span text:style-name="T40">Then everyone who hears<text:s/></text:span><text:span text:style-name="T39">these<text:s/></text:span><text:span text:style-name="T41">words</text:span><text:span text:style-name="T39"><text:s/>from Me</text:span><text:span text:style-name="T40">, and</text:span><text:span text:style-name="T39"><text:s/>does them</text:span><text:span text:style-name="T40">, I will compare him to a wise man who<text:s/></text:span><text:span text:style-name="T39">built his house on the rock</text:span><text:span text:style-name="T40">;</text:span></text:p>
            <text:p text:style-name="P11"/>
            <text:p text:style-name="P11">Context? Matt 5:17-20 - TORAH</text:p>
            <text:p text:style-name="P11"/>
            <text:p text:style-name="P11"/>
          </draw:text-box>
          <draw:glue-point draw:id="4" svg:x="0.50000000000pt" svg:y="0.50000000000pt" draw:align="center"/>
        </draw:frame>
        <draw:frame draw:style-name="gr4" xml:id="shape-396" draw:id="shape-396" draw:layer="layout" svg:width="650.83577316800pt" svg:height="89.29149327000pt" svg:x="103.18100000000pt" svg:y="23.81110000000pt" presentation:class="title">
          <draw:text-box>
            <text:p text:style-name="P7"><text:span text:style-name="T2">Are you a doer, or a hearer?</text:span></text:p>
          </draw:text-box>
          <draw:glue-point draw:id="4" svg:x="0.50000000000pt" svg:y="0.50000000000pt" draw:align="center"/>
        </draw:frame>
        <presentation:notes>
          <draw:frame presentation:style-name="pr1" xml:id="shape-397" draw:id="shape-39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398" draw:id="shape-398" draw:layer="" svg:width="420.88891811840pt" svg:height="315.63834208300pt" svg:x="87.16550000000pt" svg:y="63.97810000000pt" presentation:class="page" draw:page-number="11"/>
          <draw:frame draw:style-name="gr6" xml:id="shape-399" draw:id="shape-39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2" draw:id="page12" xml:id="page12" draw:master-page-name="Default14" draw:style-name="dp2" presentation:presentation-page-layout-name="pl2">
        <draw:layer-set>
          <draw:layer draw:name="layout"/>
          <draw:layer draw:name="background"/>
          <draw:layer draw:name="backgroundobjects"/>
          <draw:layer draw:name="controls"/>
          <draw:layer draw:name="measurelines"/>
        </draw:layer-set>
        <draw:frame draw:style-name="gr4" xml:id="shape-400" draw:id="shape-400" draw:layer="layout" svg:width="650.83577316800pt" svg:height="428.03927102799pt" svg:x="103.18100000000pt" svg:y="136.91400000000pt" presentation:class="outline">
          <draw:text-box>
            <text:p text:style-name="P6"><text:span text:style-name="T30">Matthew 25:4-12:</text:span></text:p>
            <text:p text:style-name="P12"><text:span text:style-name="T42">But the wise took oil in their vessels with their lamps. But the bridegroom delaying, all nodded and slept. And at midnight, a cry occurred: Behold, the bridegroom comes! Go out to meet him. Then all those virgins arose and<text:s/></text:span><text:span text:style-name="T29">prepared their lamps</text:span><text:span text:style-name="T42">. And the foolish said to the wise,<text:s/></text:span><text:span text:style-name="T29">Give us * some * of your oil, for our lamps are going out</text:span><text:span text:style-name="T42">. But the wise answered, saying, * No * , lest there not be enough for us and you. But rather,<text:s/></text:span><text:span text:style-name="T29">go to those who sell and buy for yourselves</text:span><text:span text:style-name="T42">. But<text:s/></text:span><text:span text:style-name="T29">they going away to<text:s/></text:span><text:span text:style-name="T43">buy</text:span><text:span text:style-name="T29">, the bridegroom came</text:span><text:span text:style-name="T42">. And those ready went in with him to the wedding feast, and the door was shut. And afterwards, the rest of the virgins also came, saying, Lord, Lord, open to us. But answering, he said, Truly I say to you, I do not know you.</text:span></text:p>
            <text:p text:style-name="P12"/>
            <text:p text:style-name="P12">There will be a few more concepts to go over in this passage.</text:p>
            <text:p text:style-name="P12">1) what is the "lamp"?</text:p>
            <text:p text:style-name="P12">2) what is the oil?</text:p>
            <text:p text:style-name="P12">3) what are they buying and selling with? (and yes, this is all related to buying and selling with the 'mark')</text:p>
            <text:p text:style-name="P12"/>
            <text:p text:style-name="P12">Let's dive into these concepts.</text:p>
          </draw:text-box>
          <draw:glue-point draw:id="4" svg:x="0.50000000000pt" svg:y="0.50000000000pt" draw:align="center"/>
        </draw:frame>
        <draw:frame draw:style-name="gr4" xml:id="shape-401" draw:id="shape-401" draw:layer="layout" svg:width="650.83577316800pt" svg:height="89.29149327000pt" svg:x="103.18100000000pt" svg:y="23.81110000000pt" presentation:class="title">
          <draw:text-box>
            <text:p text:style-name="P7"><text:span text:style-name="T2">Wise or Foolish virgin?</text:span></text:p>
          </draw:text-box>
          <draw:glue-point draw:id="4" svg:x="0.50000000000pt" svg:y="0.50000000000pt" draw:align="center"/>
        </draw:frame>
        <presentation:notes>
          <draw:frame presentation:style-name="pr1" xml:id="shape-402" draw:id="shape-40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03" draw:id="shape-403" draw:layer="" svg:width="420.88891811840pt" svg:height="315.63834208300pt" svg:x="87.16550000000pt" svg:y="63.97810000000pt" presentation:class="page" draw:page-number="12"/>
          <draw:frame draw:style-name="gr6" xml:id="shape-404" draw:id="shape-40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3" draw:id="page13" xml:id="page13" draw:master-page-name="Default12" draw:style-name="dp2" presentation:presentation-page-layout-name="pl2">
        <draw:layer-set>
          <draw:layer draw:name="layout"/>
          <draw:layer draw:name="background"/>
          <draw:layer draw:name="backgroundobjects"/>
          <draw:layer draw:name="controls"/>
          <draw:layer draw:name="measurelines"/>
        </draw:layer-set>
        <draw:frame draw:style-name="gr4" xml:id="shape-405" draw:id="shape-405" draw:layer="layout" svg:width="650.83577316800pt" svg:height="428.03927102799pt" svg:x="103.18100000000pt" svg:y="136.91400000000pt" presentation:class="outline">
          <draw:text-box>
            <text:p text:style-name="P6"><text:span text:style-name="T30">[Pro 6:23 NET]<text:s/></text:span><text:span text:style-name="T29">For the</text:span><text:span text:style-name="T30"><text:s/>commandments are like a lamp</text:span><text:span text:style-name="T29">,<text:s/></text:span><text:span text:style-name="T30">instruction is like a light</text:span><text:span text:style-name="T29">, and<text:s/></text:span><text:span text:style-name="T30">rebukes of discipline are like the road leading to life</text:span><text:span text:style-name="T29">,</text:span></text:p>
            <text:p text:style-name="P6"/>
            <text:p text:style-name="P6"><text:span text:style-name="T29">[Psa 119:105 KJV] NUN.<text:s/></text:span><text:span text:style-name="T30">Thy word [is] a lamp unto my feet</text:span><text:span text:style-name="T29">, and a<text:s/></text:span><text:span text:style-name="T30">light unto my path</text:span><text:span text:style-name="T29">.</text:span></text:p>
            <text:p text:style-name="P6"/>
            <text:p text:style-name="P6"><text:span text:style-name="T29">This means the LAMP has to be the commandments of the Torah. It is the LIGHT of the world, and as Messiah warns: "No one takes a lampstand (Menorah) and places it UNDER THE TABLE."</text:span></text:p>
            <text:p text:style-name="P6"><text:span text:style-name="T29">[2Ki 4:8-17 HNV] It fell on a day, that Elisha passed to Shunem, where was a great woman; and she constrained him to eat bread. So it was, that as often as he passed by, he turned in there to eat bread. She said to her husband, See now, I perceive that this is a holy man of God, that passes by us continually. Let us make, Please, a little chamber on the wall; and let us set for him there a bed,<text:s/></text:span><text:span text:style-name="T30">and a table</text:span><text:span text:style-name="T29">, and a seat,<text:s/></text:span><text:span text:style-name="T30">and a lamp stand</text:span><text:span text:style-name="T29">: and it shall be, when</text:span><text:span text:style-name="T30"><text:s/>he comes to us, that he shall turn in there</text:span><text:span text:style-name="T29">. It fell on a day, that he came there, and he turned into the chamber and lay there. He said to Gechazi his servant, Call this Shunammite. When he had called her, she stood before him. <text:s/>He said to him, Say now to her, Behold, you have been careful for us with all this care; what is to be done for you? would you be spoken for to the king, or to the captain of the host? She answered, I dwell among my own people. He said, What then is to be done for her? Gechazi answered, Most assuredly she has no son, and her husband is old. He said, Call her. When he had called her, she stood in the door. He said, At this season, when the time comes round, you shall embrace a son. She said, No, my lord, you man of God, do not lie to your handmaid. The woman conceived, and bore a son at that season, when the time came round, as Elisha had said to her.</text:span></text:p>
          </draw:text-box>
          <draw:glue-point draw:id="4" svg:x="0.50000000000pt" svg:y="0.50000000000pt" draw:align="center"/>
        </draw:frame>
        <draw:frame draw:style-name="gr4" xml:id="shape-406" draw:id="shape-406" draw:layer="layout" svg:width="650.83577316800pt" svg:height="89.29149327000pt" svg:x="103.18100000000pt" svg:y="23.81110000000pt" presentation:class="title">
          <draw:text-box>
            <text:p text:style-name="P7"><text:span text:style-name="T2">Grab your lamp</text:span></text:p>
          </draw:text-box>
          <draw:glue-point draw:id="4" svg:x="0.50000000000pt" svg:y="0.50000000000pt" draw:align="center"/>
        </draw:frame>
        <presentation:notes>
          <draw:frame presentation:style-name="pr1" xml:id="shape-407" draw:id="shape-40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08" draw:id="shape-408" draw:layer="" svg:width="420.88891811840pt" svg:height="315.63834208300pt" svg:x="87.16550000000pt" svg:y="63.97810000000pt" presentation:class="page" draw:page-number="13"/>
          <draw:frame draw:style-name="gr6" xml:id="shape-409" draw:id="shape-40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4" draw:id="page14" xml:id="page14" draw:master-page-name="Default4" draw:style-name="dp2" presentation:presentation-page-layout-name="pl2">
        <draw:layer-set>
          <draw:layer draw:name="layout"/>
          <draw:layer draw:name="background"/>
          <draw:layer draw:name="backgroundobjects"/>
          <draw:layer draw:name="controls"/>
          <draw:layer draw:name="measurelines"/>
        </draw:layer-set>
        <draw:frame draw:style-name="gr4" xml:id="shape-410" draw:id="shape-410" draw:layer="layout" svg:width="650.83577316800pt" svg:height="428.03927102799pt" svg:x="103.18100000000pt" svg:y="136.91400000000pt" presentation:class="outline">
          <draw:text-box>
            <text:p text:style-name="P6"><text:span text:style-name="T44">[Pro 6:23 NASB20]<text:s/></text:span><text:span text:style-name="T39">For the<text:s/></text:span><text:span text:style-name="T44">commandment is a lamp</text:span><text:span text:style-name="T39"><text:s/>and the<text:s/></text:span><text:span text:style-name="T44">teaching (Torah) is light</text:span><text:span text:style-name="T39">; And rebukes for discipline are the way of life.</text:span></text:p>
            <text:p text:style-name="P6"/>
            <text:p text:style-name="P6"><text:span text:style-name="T39">The Torah is our light the flame of the menorah (lamp) - this is an important understanding, when Yeshua says, "I am the light of the world" - he is telling us that he is the living Torah. Messiah didn't come to obey<text:s/></text:span><text:span text:style-name="T45">any</text:span><text:span text:style-name="T46"> of the law for you. Something Christians lie about is dividing the law - "The ceremonial law" or the "moral law" - Not a<text:s/></text:span><text:span text:style-name="T45">single passage</text:span><text:span text:style-name="T46"> of the Bible - not even from Sha'ul divides the Torah into two categories.</text:span></text:p>
            <text:p text:style-name="P6"/>
            <text:p text:style-name="P6"><text:span text:style-name="T46">Another lie I've heard is that the "New Covenant" replaces the "Old" , this is impossible - and I may do a study on that alone if Yah wills it.</text:span></text:p>
            <text:p text:style-name="P6"/>
            <text:p text:style-name="P6"><text:span text:style-name="T10">Since the commandment is the lamp? What compromises the oil?</text:span></text:p>
          </draw:text-box>
          <draw:glue-point draw:id="4" svg:x="0.50000000000pt" svg:y="0.50000000000pt" draw:align="center"/>
        </draw:frame>
        <draw:frame draw:style-name="gr4" xml:id="shape-411" draw:id="shape-411" draw:layer="layout" svg:width="650.83577316800pt" svg:height="89.29149327000pt" svg:x="103.18100000000pt" svg:y="23.81110000000pt" presentation:class="title">
          <draw:text-box>
            <text:p text:style-name="P7"><text:span text:style-name="T2">Let's look into the lamp</text:span></text:p>
          </draw:text-box>
          <draw:glue-point draw:id="4" svg:x="0.50000000000pt" svg:y="0.50000000000pt" draw:align="center"/>
        </draw:frame>
        <presentation:notes>
          <draw:frame presentation:style-name="pr1" xml:id="shape-412" draw:id="shape-41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13" draw:id="shape-413" draw:layer="" svg:width="420.88891811840pt" svg:height="315.63834208300pt" svg:x="87.16550000000pt" svg:y="63.97810000000pt" presentation:class="page" draw:page-number="14"/>
          <draw:frame draw:style-name="gr6" xml:id="shape-414" draw:id="shape-41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5" draw:id="page15" xml:id="page15" draw:master-page-name="Default9" draw:style-name="dp2" presentation:presentation-page-layout-name="pl2">
        <draw:layer-set>
          <draw:layer draw:name="layout"/>
          <draw:layer draw:name="background"/>
          <draw:layer draw:name="backgroundobjects"/>
          <draw:layer draw:name="controls"/>
          <draw:layer draw:name="measurelines"/>
        </draw:layer-set>
        <draw:frame draw:style-name="gr4" xml:id="shape-415" draw:id="shape-415" draw:layer="layout" svg:width="650.83577316800pt" svg:height="428.03927102799pt" svg:x="103.18100000000pt" svg:y="136.91400000000pt" presentation:class="outline">
          <draw:text-box>
            <text:p text:style-name="P6"><text:span text:style-name="T44">[Pro 6:23 NASB20]<text:s/></text:span><text:span text:style-name="T39">For the<text:s/></text:span><text:span text:style-name="T44">commandment is a lamp</text:span><text:span text:style-name="T39"><text:s/>and the<text:s/></text:span><text:span text:style-name="T44">teaching (Torah) is light</text:span><text:span text:style-name="T39">; And rebukes for discipline are the way of life.</text:span></text:p>
            <text:p text:style-name="P6"/>
            <text:p text:style-name="P6"><text:span text:style-name="T39">[Exo 27:20-21 KJV] And thou shalt command the children of Israel, that t</text:span><text:span text:style-name="T44">hey bring thee pure oil olive beaten for the light</text:span><text:span text:style-name="T39">, to cause the<text:s/></text:span><text:span text:style-name="T44">lamp to burn always</text:span><text:span text:style-name="T39">. In the tabernacle of the congregation without the vail, which [is] before the testimony, Aaron and his sons shall order it from evening to morning before the LORD: [it shall be] a statute for ever unto their generations on the behalf of the children of Israel.</text:span></text:p>
            <text:p text:style-name="P6"/>
            <text:p text:style-name="P6"><text:span text:style-name="T39">The oil should be available to keep the lamp (Menorah) lit continuously - so the oil must be from our pressed in obedience to the commandments, the Torah our light - the commandment the lamp - and our obedience the oil. (HT Adam from ParableOfTheVineyard)</text:span></text:p>
          </draw:text-box>
          <draw:glue-point draw:id="4" svg:x="0.50000000000pt" svg:y="0.50000000000pt" draw:align="center"/>
        </draw:frame>
        <draw:frame draw:style-name="gr4" xml:id="shape-416" draw:id="shape-416" draw:layer="layout" svg:width="650.83577316800pt" svg:height="89.29149327000pt" svg:x="103.18100000000pt" svg:y="23.81110000000pt" presentation:class="title">
          <draw:text-box>
            <text:p text:style-name="P7"><text:span text:style-name="T2">Now let's dive into the oil</text:span></text:p>
          </draw:text-box>
          <draw:glue-point draw:id="4" svg:x="0.50000000000pt" svg:y="0.50000000000pt" draw:align="center"/>
        </draw:frame>
        <presentation:notes>
          <draw:frame presentation:style-name="pr1" xml:id="shape-417" draw:id="shape-41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18" draw:id="shape-418" draw:layer="" svg:width="420.88891811840pt" svg:height="315.63834208300pt" svg:x="87.16550000000pt" svg:y="63.97810000000pt" presentation:class="page" draw:page-number="15"/>
          <draw:frame draw:style-name="gr6" xml:id="shape-419" draw:id="shape-41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6" draw:id="page16" xml:id="page16" draw:master-page-name="Default8" draw:style-name="dp2" presentation:presentation-page-layout-name="pl2">
        <draw:layer-set>
          <draw:layer draw:name="layout"/>
          <draw:layer draw:name="background"/>
          <draw:layer draw:name="backgroundobjects"/>
          <draw:layer draw:name="controls"/>
          <draw:layer draw:name="measurelines"/>
        </draw:layer-set>
        <draw:frame draw:style-name="gr4" xml:id="shape-420" draw:id="shape-420" draw:layer="layout" svg:width="650.83577316800pt" svg:height="428.03927102799pt" svg:x="103.18100000000pt" svg:y="136.91400000000pt" presentation:class="outline">
          <draw:text-box>
            <text:p text:style-name="P6"><text:span text:style-name="T30">Christians are among the worldliest bunch of religious people in the world - they see parables talking about buying, about selling and believe even though we're told he will supply all our needs, they still want more.</text:span></text:p>
            <text:p text:style-name="P6"><text:span text:style-name="T47">|</text:span></text:p>
            <text:p text:style-name="P6"><text:span text:style-name="T30">[Rev 3:18 KJV]</text:span><text:span text:style-name="T29"><text:s/>I counsel thee to<text:s/></text:span><text:span text:style-name="T30">buy of me gold tried in the fire</text:span><text:span text:style-name="T29">, that thou mayest be rich; and white raiment, that thou mayest be clothed, and [that] the shame of thy nakedness do not appear; and anoint thine eyes with eyesalve, that thou mayest see.</text:span></text:p>
            <text:p text:style-name="P6"><text:span text:style-name="T47">|</text:span></text:p>
            <text:p text:style-name="P6"><text:span text:style-name="T29">[</text:span><text:span text:style-name="T30">Pro 25:11 KJV</text:span><text:span text:style-name="T29">] A<text:s/></text:span><text:span text:style-name="T30">word</text:span><text:span text:style-name="T29"><text:s/>fitly spoken [is like] apples of<text:s/></text:span><text:span text:style-name="T30">gold</text:span><text:span text:style-name="T29"><text:s/>in</text:span><text:span text:style-name="T30"><text:s/>pictures of silver</text:span><text:span text:style-name="T29">.</text:span></text:p>
            <text:p text:style-name="P6"><text:span text:style-name="T47">|</text:span></text:p>
            <text:p text:style-name="P6"><text:span text:style-name="T30">[Psa 12:6 KJV]</text:span><text:span text:style-name="T29"><text:s/></text:span><text:span text:style-name="T30">The words of the LORD [are] pure words: [as] silver tried in a furnace of earth, purified seven times</text:span><text:span text:style-name="T29">.</text:span></text:p>
            <text:p text:style-name="P6"><text:span text:style-name="T47">|</text:span></text:p>
            <text:p text:style-name="P6"><text:span text:style-name="T29">He wants us to buy of him gold and silver tried in the fire seven times. What is the Son pointing us to?</text:span></text:p>
            <text:p text:style-name="P6"/>
            <text:p text:style-name="P13"><text:span text:style-name="T29">TORAH</text:span></text:p>
            <text:p text:style-name="P13"/>
            <text:p text:style-name="P13"><text:span text:style-name="T29">TORAH</text:span></text:p>
            <text:p text:style-name="P13"/>
            <text:p text:style-name="P13"><text:span text:style-name="T29">TORAH</text:span></text:p>
          </draw:text-box>
          <draw:glue-point draw:id="4" svg:x="0.50000000000pt" svg:y="0.50000000000pt" draw:align="center"/>
        </draw:frame>
        <draw:frame draw:style-name="gr4" xml:id="shape-421" draw:id="shape-421" draw:layer="layout" svg:width="650.83577316800pt" svg:height="89.29149327000pt" svg:x="103.18100000000pt" svg:y="23.81110000000pt" presentation:class="title">
          <draw:text-box>
            <text:p text:style-name="P7"><text:span text:style-name="T2">Buying and Selling Oil?</text:span></text:p>
          </draw:text-box>
          <draw:glue-point draw:id="4" svg:x="0.50000000000pt" svg:y="0.50000000000pt" draw:align="center"/>
        </draw:frame>
        <presentation:notes>
          <draw:frame presentation:style-name="pr1" xml:id="shape-422" draw:id="shape-42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23" draw:id="shape-423" draw:layer="" svg:width="420.88891811840pt" svg:height="315.63834208300pt" svg:x="87.16550000000pt" svg:y="63.97810000000pt" presentation:class="page" draw:page-number="16"/>
          <draw:frame draw:style-name="gr6" xml:id="shape-424" draw:id="shape-42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7" draw:id="page17" xml:id="page17" draw:master-page-name="Default7" draw:style-name="dp2" presentation:presentation-page-layout-name="pl2">
        <draw:layer-set>
          <draw:layer draw:name="layout"/>
          <draw:layer draw:name="background"/>
          <draw:layer draw:name="backgroundobjects"/>
          <draw:layer draw:name="controls"/>
          <draw:layer draw:name="measurelines"/>
        </draw:layer-set>
        <draw:frame draw:style-name="gr4" xml:id="shape-425" draw:id="shape-425" draw:layer="layout" svg:width="650.83577316800pt" svg:height="428.03927102799pt" svg:x="103.18100000000pt" svg:y="136.91400000000pt" presentation:class="outline">
          <draw:text-box>
            <text:p text:style-name="P14"><text:span text:style-name="T30">Matthew 25:14-30:</text:span><text:span text:style-name="T29"><text:s/>For the kingdom of heaven is as a man travelling into a far country, who called his own servants, and delivered unto them his goods.</text:span><text:span text:style-name="T30"><text:s/>And unto one he gave five talents, to another two, and to another one; to every man according to his several ability</text:span><text:span text:style-name="T29">; and straightway took his journey. Then he that had received the five talents went and traded with the same, and made them other five talents. And likewise he that had received two, he also gained other two.</text:span><text:span text:style-name="T30"><text:s/>But he that had received one went and digged in the earth, and hid his master's money.</text:span><text:span text:style-name="T29"><text:s/>After a long time the master of those servants cometh, and reckoneth with them. And so he that had received five talents came and brought other five talents, saying, My master, thou deliveredst unto me five talents: behold, I have gained beside them five talents more. His master said unto him,<text:s/></text:span><text:span text:style-name="T30">Well done, thou good and faithful servant</text:span><text:span text:style-name="T29">: thou hast been faithful over a few things, I will make thee ruler over many things: enter thou into the joy of thy master. He also that had received two talents came and said, My master, thou deliveredst unto me two talents: behold, I have gained two other talents beside them. His master said unto him, Well done, good and faithful servant; thou hast been faithful over a few things, I will make thee ruler over many things: enter thou into the joy of thy master. Then he which had received the one talent came and said, My master, I knew thee that thou art an hard man, reaping where thou hast not sown, and gathering where thou hast not strawed: And I was afraid, and went and hid thy talent in the earth: lo, there thou hast that is thine. His master answered and said unto him,<text:s/></text:span><text:span text:style-name="T30">Thou wicked and slothful servant</text:span><text:span text:style-name="T29">, thou knewest that I reap where I sowed not, and gather where I have not strawed: Thou oughtest therefore to have put my money to the exchangers, and then at my coming I should have received mine own with usury. Take therefore the talent from him, and give it unto him which hath ten talents. For unto every one that hath shall be given, and he shall have abundance: but from him that hath not shall be taken away even that which he hath. And cast ye the unprofitable servant into outer darkness: there shall be weeping and gnashing of teeth.</text:span></text:p>
            <text:p text:style-name="P15"/>
          </draw:text-box>
          <draw:glue-point draw:id="4" svg:x="0.50000000000pt" svg:y="0.50000000000pt" draw:align="center"/>
        </draw:frame>
        <draw:frame draw:style-name="gr4" xml:id="shape-426" draw:id="shape-426" draw:layer="layout" svg:width="650.83577316800pt" svg:height="89.29149327000pt" svg:x="103.18100000000pt" svg:y="23.81110000000pt" presentation:class="title">
          <draw:text-box>
            <text:p text:style-name="P7"><text:span text:style-name="T2">Are You Talented?</text:span></text:p>
          </draw:text-box>
          <draw:glue-point draw:id="4" svg:x="0.50000000000pt" svg:y="0.50000000000pt" draw:align="center"/>
        </draw:frame>
        <presentation:notes>
          <draw:frame presentation:style-name="pr1" xml:id="shape-427" draw:id="shape-42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28" draw:id="shape-428" draw:layer="" svg:width="420.88891811840pt" svg:height="315.63834208300pt" svg:x="87.16550000000pt" svg:y="63.97810000000pt" presentation:class="page" draw:page-number="17"/>
          <draw:frame draw:style-name="gr6" xml:id="shape-429" draw:id="shape-42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8" draw:id="page18" xml:id="page18" draw:master-page-name="Default5" draw:style-name="dp2" presentation:presentation-page-layout-name="pl2">
        <draw:layer-set>
          <draw:layer draw:name="layout"/>
          <draw:layer draw:name="background"/>
          <draw:layer draw:name="backgroundobjects"/>
          <draw:layer draw:name="controls"/>
          <draw:layer draw:name="measurelines"/>
        </draw:layer-set>
        <draw:frame draw:style-name="gr4" xml:id="shape-430" draw:id="shape-430" draw:layer="layout" svg:width="650.83577316800pt" svg:height="428.03927102799pt" svg:x="99.95468263952pt" svg:y="142.07610777678pt" presentation:class="outline">
          <draw:text-box>
            <text:p text:style-name="P14"><text:span text:style-name="T29">One of the most pervasive lies in Christianity today is that, "God wants you rich" - They use all kinds of support for this - but the bottom line is, that you cannot serve mammon and God.</text:span></text:p>
            <text:p text:style-name="P15"/>
          </draw:text-box>
          <draw:glue-point draw:id="4" svg:x="0.50000000000pt" svg:y="0.50000000000pt" draw:align="center"/>
        </draw:frame>
        <draw:frame draw:style-name="gr4" xml:id="shape-431" draw:id="shape-431" draw:layer="layout" svg:width="650.83577316800pt" svg:height="89.29149327000pt" svg:x="103.18100000000pt" svg:y="23.81110000000pt" presentation:class="title">
          <draw:text-box>
            <text:p text:style-name="P7"><text:span text:style-name="T2">It's not about money</text:span></text:p>
          </draw:text-box>
          <draw:glue-point draw:id="4" svg:x="0.50000000000pt" svg:y="0.50000000000pt" draw:align="center"/>
        </draw:frame>
        <presentation:notes>
          <draw:frame presentation:style-name="pr1" xml:id="shape-432" draw:id="shape-43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33" draw:id="shape-433" draw:layer="" svg:width="420.88891811840pt" svg:height="315.63834208300pt" svg:x="87.16550000000pt" svg:y="63.97810000000pt" presentation:class="page" draw:page-number="18"/>
          <draw:frame draw:style-name="gr6" xml:id="shape-434" draw:id="shape-43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9" draw:id="page19" xml:id="page19" draw:master-page-name="Default16" draw:style-name="dp2" presentation:presentation-page-layout-name="pl2">
        <draw:layer-set>
          <draw:layer draw:name="layout"/>
          <draw:layer draw:name="background"/>
          <draw:layer draw:name="backgroundobjects"/>
          <draw:layer draw:name="controls"/>
          <draw:layer draw:name="measurelines"/>
        </draw:layer-set>
        <draw:frame draw:style-name="gr4" xml:id="shape-435" draw:id="shape-435" draw:layer="layout" svg:width="650.83577316800pt" svg:height="428.03927102799pt" svg:x="103.18100000000pt" svg:y="136.91400000000pt" presentation:class="outline">
          <draw:text-box>
            <text:p text:style-name="P14"><text:span text:style-name="T29">Unfortunately the wolves have climbed over the sheep pen, and teach that this parable is about money and being prepared for the return of Messiah..</text:span></text:p>
            <text:p text:style-name="P14"><text:span text:style-name="T48">|</text:span></text:p>
            <text:p text:style-name="P14"><text:span text:style-name="T29">Given the very negative things Messiah says about money, including telling the rich young ruler if he wants life everlasting, he must sell all that he had and follow HIM - I personally do not trust those who say this has<text:s/></text:span><text:span text:style-name="T49">anything</text:span><text:span text:style-name="T50"><text:s/>to do with literal money, literally becoming wealthier here. "Do not store up treasure where moth and rust can destroy, store up treasure in heaven - where neither moth nor rust can touch."<text:s/></text:span></text:p>
            <text:p text:style-name="P14"><text:span text:style-name="T51">|</text:span></text:p>
            <text:p text:style-name="P14"><text:span text:style-name="T50">The other lie I've heard from Churchianity is that this has to do with your "God given talents" - again, this is an impossibility. It's a transliteration of the Greek word τάλαντον (talanton) - and has<text:s/></text:span><text:span text:style-name="T49">nothing but coincidence</text:span><text:span text:style-name="T50"><text:s/>to do with your "God given<text:s/></text:span><text:span text:style-name="T49">talents</text:span><text:span text:style-name="T50">".<text:s/></text:span></text:p>
            <text:p text:style-name="P14"><text:span text:style-name="T50"><text:s text:c="2"/>What then is this parable telling us? Let's focus on two verses, to really hammer home that this is a parable. (Much like drinking blood and eating flesh in John 6)</text:span></text:p>
            <text:p text:style-name="P14">Matthew 25:27:</text:p>
            <text:p text:style-name="P14">Thou oughtest therefore to have put my<text:s/><text:span text:style-name="T52">money to the exchangers</text:span>, and then at my coming I should have received mine own with<text:s/><text:span text:style-name="T53">usury</text:span>.</text:p>
            <text:p text:style-name="P14"/>
          </draw:text-box>
          <draw:glue-point draw:id="4" svg:x="0.50000000000pt" svg:y="0.50000000000pt" draw:align="center"/>
        </draw:frame>
        <draw:frame draw:style-name="gr4" xml:id="shape-436" draw:id="shape-436" draw:layer="layout" svg:width="650.83577316800pt" svg:height="89.29149327000pt" svg:x="103.18100000000pt" svg:y="23.81110000000pt" presentation:class="title">
          <draw:text-box>
            <text:p text:style-name="P7"><text:span text:style-name="T2">Do NOT believe this is literal</text:span></text:p>
          </draw:text-box>
          <draw:glue-point draw:id="4" svg:x="0.50000000000pt" svg:y="0.50000000000pt" draw:align="center"/>
        </draw:frame>
        <presentation:notes>
          <draw:frame presentation:style-name="pr1" xml:id="shape-437" draw:id="shape-43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38" draw:id="shape-438" draw:layer="" svg:width="420.88891811840pt" svg:height="315.63834208300pt" svg:x="87.16550000000pt" svg:y="63.97810000000pt" presentation:class="page" draw:page-number="19"/>
          <draw:frame draw:style-name="gr6" xml:id="shape-439" draw:id="shape-43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0" draw:id="page20" xml:id="page20" draw:master-page-name="Default1" draw:style-name="dp2" presentation:presentation-page-layout-name="pl2">
        <draw:layer-set>
          <draw:layer draw:name="layout"/>
          <draw:layer draw:name="background"/>
          <draw:layer draw:name="backgroundobjects"/>
          <draw:layer draw:name="controls"/>
          <draw:layer draw:name="measurelines"/>
        </draw:layer-set>
        <draw:frame draw:style-name="gr4" xml:id="shape-440" draw:id="shape-440" draw:layer="layout" svg:width="650.83577316800pt" svg:height="428.03927102799pt" svg:x="103.18100000000pt" svg:y="136.91400000000pt" presentation:class="outline">
          <draw:text-box>
            <text:p text:style-name="P14"><text:span text:style-name="T49">[Lev 25:36-37 NKJV]</text:span><text:span text:style-name="T29"><text:s/>'Take no usury or interest from him; but fear your God, that your brother may live with you. '</text:span><text:span text:style-name="T30">You shall not lend him your money for<text:s/></text:span><text:span text:style-name="T54">usury</text:span><text:span text:style-name="T29">, nor lend him your food at a profit.</text:span></text:p>
            <text:p text:style-name="P16"><text:span text:style-name="T55">[Neh 5:7 NKJV]</text:span><text:s/>After serious thought, I rebuked the nobles and rulers, and said to them, "<text:span text:style-name="T16">Each of you is exacting<text:s/></text:span><text:span text:style-name="T56">usury</text:span><text:span text:style-name="T16"><text:s/>from his brother</text:span>." So I called a great assembly against them.</text:p>
            <text:p text:style-name="P16"><text:span text:style-name="T55">[Psa 15:5 NKJV]<text:s/></text:span><text:span text:style-name="T16">He [who] does not put out his money at<text:s/></text:span><text:span text:style-name="T56">usury</text:span>, Nor does he take a bribe against the innocent. He who does these [things] shall never be moved.</text:p>
            <text:p text:style-name="P16"/>
            <text:p text:style-name="P16">Anyone who is trying to make this warning about actual money (in the same way they turn John 6 literal, with the drawing, the consumption of his blood and flesh) has just made Messiah the anti-Messiah by making him lawless. He is using examples of how hard sinners strive for this world in comparison to how hard we should be striving for the Kingdom of Heaven.</text:p>
            <text:p text:style-name="P16"/>
            <text:p text:style-name="P16"><text:span text:style-name="T55">[Mat 13:44 NKJV]</text:span><text:s/>"Again, the kingdom of heaven is<text:span text:style-name="T16"><text:s/>like treasure hidden in a field</text:span>, which a man found and hid; and for joy over it he goes and sells all that he has and buys that field.</text:p>
            <text:p text:style-name="P16"/>
            <text:p text:style-name="P16">The man with one talent, did sell all he had - he found that pearl of great price, feared the Master and did what with the word? (remember from the prior parables - this is Torah, and the testimony of Messiah) He re-buried it to protect it. He took his lampstand and placed it under the table and chair, instead of letting the whole world see it.</text:p>
          </draw:text-box>
          <draw:glue-point draw:id="4" svg:x="0.50000000000pt" svg:y="0.50000000000pt" draw:align="center"/>
        </draw:frame>
        <draw:frame draw:style-name="gr4" xml:id="shape-441" draw:id="shape-441" draw:layer="layout" svg:width="650.83577316800pt" svg:height="89.29149327000pt" svg:x="103.18100000000pt" svg:y="23.81110000000pt" presentation:class="title">
          <draw:text-box>
            <text:p text:style-name="P7"><text:span text:style-name="T2">Yeshua would not recommend lawlessness</text:span></text:p>
          </draw:text-box>
          <draw:glue-point draw:id="4" svg:x="0.50000000000pt" svg:y="0.50000000000pt" draw:align="center"/>
        </draw:frame>
        <presentation:notes>
          <draw:frame presentation:style-name="pr1" xml:id="shape-442" draw:id="shape-44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43" draw:id="shape-443" draw:layer="" svg:width="420.88891811840pt" svg:height="315.63834208300pt" svg:x="87.16550000000pt" svg:y="63.97810000000pt" presentation:class="page" draw:page-number="20"/>
          <draw:frame draw:style-name="gr6" xml:id="shape-444" draw:id="shape-44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1" draw:id="page21" xml:id="page21" draw:master-page-name="Default20" draw:style-name="dp2" presentation:presentation-page-layout-name="pl2">
        <draw:layer-set>
          <draw:layer draw:name="layout"/>
          <draw:layer draw:name="background"/>
          <draw:layer draw:name="backgroundobjects"/>
          <draw:layer draw:name="controls"/>
          <draw:layer draw:name="measurelines"/>
        </draw:layer-set>
        <draw:frame draw:style-name="gr4" xml:id="shape-445" draw:id="shape-445" draw:layer="layout" svg:width="650.83577316800pt" svg:height="428.03927102799pt" svg:x="103.18100000000pt" svg:y="136.91400000000pt" presentation:class="outline">
          <draw:text-box>
            <text:p text:style-name="P14"><text:span text:style-name="T49">[Luk 7:47 NKJV]</text:span><text:span text:style-name="T50"><text:s/>"Therefore I say to you, her sins, which [are] many, are forgiven, for she loved much.<text:s/></text:span><text:span text:style-name="T57">But to whom little is forgiven, [the same] loves little.</text:span><text:span text:style-name="T50">"</text:span></text:p>
            <text:p text:style-name="P14"><text:span text:style-name="T58">|</text:span></text:p>
            <text:p text:style-name="P14"><text:span text:style-name="T50">Father has shown me the "talents" are the weight of our forgiveness. Yeshua makes this parable analogy again here, equating actual money with the weight of our sin against Him.</text:span></text:p>
            <text:p text:style-name="P14"><text:span text:style-name="T59">|</text:span></text:p>
            <text:p text:style-name="P14"><text:span text:style-name="T49">[Mat 18:23-24 ESV]</text:span><text:span text:style-name="T50"><text:s/>"Therefore the kingdom of heaven may be compared to a king who wished to settle accounts with his servants. When he began to settle, one was brought to him who owed him</text:span><text:span text:style-name="T57"><text:s/>ten thousand talents.</text:span></text:p>
            <text:p text:style-name="P14"><text:span text:style-name="T60">|</text:span></text:p>
            <text:p text:style-name="P14"><text:span text:style-name="T50">We owe Father God a<text:s/></text:span><text:span text:style-name="T49">great deal</text:span><text:span text:style-name="T50"><text:s/>for our sins against him. This is why there is a truth that no amount of good deeds (without a change of heart and love of Messiah Yeshua) can earn you a way into the Kingdom of Heaven. What did this servant do that owed ten thousand<text:s/></text:span><text:span text:style-name="T49">talents</text:span><text:span text:style-name="T50">? He was expected to forgive others to be forgiven. This is one of the fundamental laws of the Kingdom of Heaven. To be forgiven you must forgive. If you owed 1 talent, you should forgive 1 talent. (truth be told, I doubt there's a man alive that owes so little to God.) If you owe 10,000 talents - you should seek to<text:s/></text:span><text:span text:style-name="T49">overlook<text:s/></text:span><text:span text:style-name="T50">(forgive) every debtor that you have. Everyone who owes you for wronging you, you should forgive their debt - without usury. It's interesting that he tells the wicked servant that.<text:s/></text:span></text:p>
            <text:p text:style-name="P14"><text:span text:style-name="T51">|</text:span></text:p>
            <text:p text:style-name="P14"><text:span text:style-name="T50">What do I believe the talents are then? The forgiveness you have received, and the love, mercy and forgiveness you are to show all other people. If you bury what you've been forgiven of, the sin you have been freed from - you are like the wicked servant that buries the talent under the dirt. You found the truth, and chose instead of being a doer to be a hearer only deceiving yourself.</text:span></text:p>
          </draw:text-box>
          <draw:glue-point draw:id="4" svg:x="0.50000000000pt" svg:y="0.50000000000pt" draw:align="center"/>
        </draw:frame>
        <draw:frame draw:style-name="gr4" xml:id="shape-446" draw:id="shape-446" draw:layer="layout" svg:width="650.83577316800pt" svg:height="89.29149327000pt" svg:x="103.18100000000pt" svg:y="23.81110000000pt" presentation:class="title">
          <draw:text-box>
            <text:p text:style-name="P7"><text:span text:style-name="T2">To those forgiven much will be expected</text:span></text:p>
          </draw:text-box>
          <draw:glue-point draw:id="4" svg:x="0.50000000000pt" svg:y="0.50000000000pt" draw:align="center"/>
        </draw:frame>
        <presentation:notes>
          <draw:frame presentation:style-name="pr1" xml:id="shape-447" draw:id="shape-447"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48" draw:id="shape-448" draw:layer="" svg:width="420.88891811840pt" svg:height="315.63834208300pt" svg:x="87.16550000000pt" svg:y="63.97810000000pt" presentation:class="page" draw:page-number="21"/>
          <draw:frame draw:style-name="gr6" xml:id="shape-449" draw:id="shape-449"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2" draw:id="page22" xml:id="page22" draw:master-page-name="Default23" draw:style-name="dp2" presentation:presentation-page-layout-name="pl2">
        <draw:layer-set>
          <draw:layer draw:name="layout"/>
          <draw:layer draw:name="background"/>
          <draw:layer draw:name="backgroundobjects"/>
          <draw:layer draw:name="controls"/>
          <draw:layer draw:name="measurelines"/>
        </draw:layer-set>
        <draw:frame draw:style-name="gr4" xml:id="shape-450" draw:id="shape-450" draw:layer="layout" svg:width="650.83577316800pt" svg:height="428.03927102799pt" svg:x="103.18100000000pt" svg:y="136.91400000000pt" presentation:class="outline">
          <draw:text-box>
            <text:p text:style-name="P14"><text:span text:style-name="T61">Matthew 25:31-46:</text:span><text:span text:style-name="T7"><text:s/></text:span><text:span text:style-name="T8">When the Son of man shall come in his glory, and all the holy angels with him, then shall he sit upon the throne of his glory: And before him shall be gathered all nations: and he shall separate them one from another, as a shepherd divideth his sheep from the goats: And he shall set the sheep on his right hand, but the goats on the left.<text:s/></text:span><text:span text:style-name="T8">Then shall the King say unto them on his right hand, Come, ye blessed of my Father, inherit the kingdom prepared for you from the foundation of the world:<text:s/></text:span><text:span text:style-name="T9">For I was an hungred, and ye gave me meat: I was thirsty, and ye gave me drink: I was a stranger, and ye took me in: Naked, and ye clothed me: I was sick, and ye visited me: I was in prison, and ye came unto me.</text:span><text:span text:style-name="T8"><text:s/>Then shall the righteous answer him, saying, Our master, when saw we thee an hungred, and fed thee? or thirsty, and gave thee drink? When saw we thee a stranger, and took thee in? or naked, and clothed thee? Or when saw we thee sick, or in prison, and came unto thee? And the King shall answer and say unto them, Verily I say unto you, Inasmuch as ye have done it unto one of the least of these my brethren, ye have done it unto me. Then shall he say also unto them on the left hand, Depart from me, ye cursed, into everlasting fire, prepared for the devil and his angels: For I was an hungred, and ye gave me no meat: I was thirsty, and ye gave me no drink: I was a stranger, and ye took me not in: naked, and ye clothed me not: sick, and in prison, and ye visited me not. Then shall they also answer him, saying, Our master, when saw we thee an hungred, or athirst, or a stranger, or naked, or sick, or in prison, and did not minister unto thee? Then shall he answer them, saying, Verily I say unto you, Inasmuch as ye did it not to one of the least of these, ye did it not to me. And these shall go away into everlasting punishment:<text:s/></text:span><text:span text:style-name="T9">but the<text:s/></text:span><text:span text:style-name="T62">righteous</text:span><text:span text:style-name="T9"><text:s/>into life eternal.<text:s text:c="2"/></text:span></text:p>
            <text:p text:style-name="P17"/>
          </draw:text-box>
          <draw:glue-point draw:id="4" svg:x="0.50000000000pt" svg:y="0.50000000000pt" draw:align="center"/>
        </draw:frame>
        <draw:frame draw:style-name="gr4" xml:id="shape-451" draw:id="shape-451" draw:layer="layout" svg:width="650.83577316800pt" svg:height="89.29149327000pt" svg:x="103.18100000000pt" svg:y="23.81110000000pt" presentation:class="title">
          <draw:text-box>
            <text:p text:style-name="P7"><text:span text:style-name="T2">Meet the Lambs and the Goats</text:span></text:p>
          </draw:text-box>
          <draw:glue-point draw:id="4" svg:x="0.50000000000pt" svg:y="0.50000000000pt" draw:align="center"/>
        </draw:frame>
        <presentation:notes>
          <draw:frame presentation:style-name="pr1" xml:id="shape-452" draw:id="shape-452"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5" xml:id="shape-453" draw:id="shape-453" draw:layer="" svg:width="420.88891811840pt" svg:height="315.63834208300pt" svg:x="87.16550000000pt" svg:y="63.97810000000pt" presentation:class="page" draw:page-number="22"/>
          <draw:frame draw:style-name="gr6" xml:id="shape-454" draw:id="shape-454"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3" draw:id="page23" xml:id="page23" draw:master-page-name="Default23" draw:style-name="dp3">
        <draw:layer-set>
          <draw:layer draw:name=""/>
        </draw:layer-set>
        <draw:frame draw:style-name="gr4" xml:id="shape-455" draw:id="shape-455" draw:layer="" svg:width="650.83577316800pt" svg:height="59.78264999999pt" svg:x="103.18100000000pt" svg:y="23.81110000000pt" presentation:class="title">
          <draw:text-box>
            <text:p text:style-name="P7"><text:span text:style-name="T2">This is so clear<text:s/></text:span></text:p>
          </draw:text-box>
          <draw:glue-point draw:id="4" svg:x="0.50000000000pt" svg:y="0.50000000000pt" draw:align="center"/>
        </draw:frame>
        <draw:frame draw:style-name="gr4" xml:id="shape-456" draw:id="shape-456" draw:layer="" svg:width="650.83577316800pt" svg:height="428.03927102799pt" svg:x="103.18100000000pt" svg:y="136.91400000000pt" presentation:class="outline">
          <draw:text-box>
            <text:p text:style-name="P14"><text:span text:style-name="T61">It all can be summed up here!</text:span></text:p>
            <text:p text:style-name="P14"><text:span text:style-name="T63">|</text:span></text:p>
            <text:p text:style-name="P14"><text:span text:style-name="T9">the<text:s/></text:span><text:span text:style-name="T62">righteous</text:span><text:span text:style-name="T9"><text:s/>into life eternal.<text:s text:c="2"/></text:span></text:p>
            <text:p text:style-name="P17"><text:span text:style-name="T64">We know righteousness is<text:s/></text:span>doing<text:span text:style-name="T64"><text:s/>Torah (present tense active) - and we know that throughout the Torah and the Prophets, and even many passages in the New Testament this is to be a pursuit of helping others as well.</text:span></text:p>
            <text:p text:style-name="P17"/>
            <text:p text:style-name="P17"><text:span text:style-name="T65">[Deu 27:19 KJV]</text:span><text:span text:style-name="T64"><text:s/>Cursed [be] he that perverteth the judgment of the stranger, fatherless, and widow. And all the people shall say, Amen.</text:span></text:p>
            <text:p text:style-name="P17"><text:span text:style-name="T65">[Job 24:21 KJV]</text:span><text:span text:style-name="T64"><text:s/>He evil entreateth the barren [that] beareth not: and doeth not good to the widow.</text:span></text:p>
            <text:p text:style-name="P17"><text:span text:style-name="T65">[Psa 94:4-7 KJV]</text:span><text:span text:style-name="T64"><text:s/>[How long] shall they utter [and] speak hard things? [and] all the workers of iniquity boast themselves? They break in pieces thy people, O LORD, and afflict thine heritage. They slay the widow and the stranger, and murder the fatherless. 7 Yet they say, The LORD shall not see, neither shall the God of Jacob regard [it].</text:span></text:p>
            <text:p text:style-name="P17"><text:span text:style-name="T65">[Isa 1:17 KJV]</text:span><text:span text:style-name="T64"><text:s/>Learn to do well; seek judgment, relieve the oppressed, judge the fatherless, plead for the widow.</text:span></text:p>
            <text:p text:style-name="P17"><text:span text:style-name="T65">[Isa 1:23 KJV]</text:span><text:span text:style-name="T64"><text:s/>Thy princes [are] rebellious, and companions of thieves: every one loveth gifts, and followeth after rewards: they judge not the fatherless, neither doth the cause of the widow come unto them.</text:span></text:p>
            <text:p text:style-name="P17"><text:span text:style-name="T65">[Jer 7:6 KJV]</text:span><text:span text:style-name="T64"><text:s/>[If] ye oppress not the stranger, the fatherless, and the widow, and shed not innocent blood in this place, neither walk after other gods to your hurt:</text:span></text:p>
            <text:p text:style-name="P17"><text:span text:style-name="T65">[Eze 22:7 KJV]</text:span><text:span text:style-name="T64"><text:s/>In thee have they set light by father and mother: in the midst of thee have they dealt by oppression with the stranger: in thee have they vexed the fatherless and the widow.</text:span></text:p>
            <text:p text:style-name="P17"><text:span text:style-name="T65">[Jas 1:27 KJV]</text:span><text:span text:style-name="T64"><text:s/>Pure religion and undefiled before God and the Father is this, To visit the fatherless and widows in their affliction, [and] to keep himself unspotted from the world.</text:span></text:p>
          </draw:text-box>
          <draw:glue-point draw:id="4" svg:x="0.50000000000pt" svg:y="0.50000000000pt" draw:align="center"/>
        </draw:frame>
        <presentation:notes>
          <draw:frame presentation:style-name="pr2" xml:id="shape-457" draw:id="shape-457"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5" xml:id="shape-458" draw:id="shape-458" draw:layer="" svg:width="396.28000000000pt" svg:height="296.96000000000pt" svg:x="108.00000000000pt" svg:y="60.18000000000pt" presentation:class="page" draw:page-number="23"/>
        </presentation:notes>
      </draw:page>
      <draw:page draw:name="page24" draw:id="page24" xml:id="page24" draw:master-page-name="Default23" draw:style-name="dp3">
        <draw:layer-set>
          <draw:layer draw:name=""/>
        </draw:layer-set>
        <draw:frame draw:style-name="gr4" xml:id="shape-459" draw:id="shape-459" draw:layer="" svg:width="650.83577316800pt" svg:height="59.78264999999pt" svg:x="103.18100000000pt" svg:y="23.81110000000pt" presentation:class="title">
          <draw:text-box>
            <text:p text:style-name="P7"><text:span text:style-name="T2">We have inherited lies.</text:span></text:p>
          </draw:text-box>
          <draw:glue-point draw:id="4" svg:x="0.50000000000pt" svg:y="0.50000000000pt" draw:align="center"/>
        </draw:frame>
        <draw:frame draw:style-name="gr4" xml:id="shape-460" draw:id="shape-460" draw:layer="" svg:width="650.83577316800pt" svg:height="428.03927102799pt" svg:x="103.18100000000pt" svg:y="136.91400000000pt" presentation:class="outline">
          <draw:text-box>
            <text:p text:style-name="P14"><text:span text:style-name="T61">It's sad that so many believe that faith alone will allow them to enter in!</text:span></text:p>
            <text:p text:style-name="P14"><text:span text:style-name="T63">|</text:span></text:p>
            <text:p text:style-name="P14"><text:span text:style-name="T9">The<text:s/></text:span><text:span text:style-name="T62">righteous</text:span><text:span text:style-name="T9"><text:s/>into life eternal.<text:s text:c="2"/></text:span></text:p>
            <text:p text:style-name="P17"/>
            <text:p text:style-name="P17"><text:span text:style-name="T64">PLEROO - to "fulfill" the Torah (law)</text:span></text:p>
            <text:p text:style-name="P17"/>
            <text:p text:style-name="P17"><text:span text:style-name="T65">[Mat 5:17 KJV]<text:s/></text:span><text:span text:style-name="T64">Think not that I am come to destroy the law, or the prophets: I am not come to destroy, but to fulfil[</text:span><text:span text:style-name="T65">G4137]</text:span><text:span text:style-name="T64"><text:s/></text:span>PLEROO<text:span text:style-name="T64">.</text:span></text:p>
            <text:p text:style-name="P17"/>
            <text:p text:style-name="P17"><text:span text:style-name="T65">[Rev 3:2 KJV]</text:span><text:span text:style-name="T64"><text:s/>Be watchful, and strengthen the things which remain, that are ready to die: for I have not found thy<text:s/></text:span><text:span text:style-name="T65">works</text:span><text:span text:style-name="T64"><text:s/>perfect[</text:span><text:span text:style-name="T65">G4137</text:span><text:span text:style-name="T64">] before God.</text:span></text:p>
            <text:p text:style-name="P17"/>
            <text:p text:style-name="P17"><text:span text:style-name="T64">What works are<text:s/></text:span><text:span text:style-name="T52">PERFECT</text:span><text:span text:style-name="T64"><text:s/>(Matt 5:48)</text:span><text:s/>(established, fulfilled, COMPLETED)?</text:p>
            <text:p text:style-name="P17"/>
            <text:p text:style-name="P17"><text:span text:style-name="T64">Those you<text:s/></text:span>DO.</text:p>
            <text:p text:style-name="P17"/>
            <text:p text:style-name="P17"><text:span text:style-name="T65">[1Jo 3:7 KJV]</text:span><text:span text:style-name="T64"><text:s/>Little children, let no man deceive you: he that<text:s/></text:span><text:span text:style-name="T65">doeth</text:span><text:span text:style-name="T64">(Poieo)<text:s/></text:span><text:span text:style-name="T65">righteousness</text:span><text:span text:style-name="T64"><text:s/>is righteous, even as he is righteous.</text:span></text:p>
            <text:p text:style-name="P17"/>
            <text:p text:style-name="P17"><text:span text:style-name="T64">if you love Yah, what will you<text:s/></text:span>do<text:span text:style-name="T64">?</text:span></text:p>
            <text:p text:style-name="P17"/>
            <text:p text:style-name="P17"><text:span text:style-name="T64">Pleroo(fulfill / guard / observe) the Commandments and poieo (do / perform /practice) righteousness in<text:s/></text:span>completion. (<text:span text:style-name="T64">perfection) This is salvation, to be free from violating Torah (1 JO 3:4) and being free in His perfect commandments to guard and<text:s/></text:span>do them<text:span text:style-name="T64">.</text:span></text:p>
          </draw:text-box>
          <draw:glue-point draw:id="4" svg:x="0.50000000000pt" svg:y="0.50000000000pt" draw:align="center"/>
        </draw:frame>
        <presentation:notes>
          <draw:frame presentation:style-name="pr2" xml:id="shape-461" draw:id="shape-46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5" xml:id="shape-462" draw:id="shape-462" draw:layer="" svg:width="396.28000000000pt" svg:height="296.96000000000pt" svg:x="108.00000000000pt" svg:y="60.18000000000pt" presentation:class="page" draw:page-number="24"/>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default-style>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Standard" style:display-name="Standard" style:family="paragraph">
      <style:text-properties fo:color="#000000" fo:font-family="Arial" fo:font-size="32.000000000000000pt" fo:font-weight="normal"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Title" style:display-name="Title" style:family="paragraph">
      <style:paragraph-properties fo:text-align="center"/>
      <style:text-properties fo:color="#000000" fo:font-family="Arial" fo:font-size="44.000000000000000pt" fo:font-weight="bold" style:font-family-generic="roman" style:font-pitch="variable" style:letter-kerning="true" style:text-line-through-style="none" style:text-line-through-type="none" style:text-line-through-width="auto" style:text-outline="false" style:text-underline-style="none" style:text-underline-type="none" style:text-underline-width="auto"/>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vg:linearGradient draw:name="gradient1" svg:spreadMethod="pad" svg:x1="-20.710700%" svg:x2="120.711000%" svg:y1="50.000000%" svg:y2="50.000000%">
      <svg:stop svg:offset="0" svg:stop-color="#aecf00"/>
      <svg:stop svg:offset="1" svg:stop-color="#579d1c"/>
    </svg:linearGradient>
    <style:presentation-page-layout style:name="pl1" style:display-name="AL4T19">
      <presentation:placeholder presentation:object="title" svg:x="13%" svg:y="4%" svg:width="82%" svg:height="15%"/>
    </style:presentation-page-layout>
    <style:presentation-page-layout style:name="pl2" style:display-name="AL2T1">
      <presentation:placeholder presentation:object="title" svg:x="13%" svg:y="4%" svg:width="82%" svg:height="15%"/>
      <presentation:placeholder presentation:object="outline" svg:x="13%" svg:y="23%" svg:width="82%" svg:height="66%"/>
    </style:presentation-page-layout>
    <style:presentation-page-layout style:name="pl3" style:display-name="AL1T0">
      <presentation:placeholder presentation:object="title" svg:x="13%" svg:y="4%" svg:width="82%" svg:height="15%"/>
      <presentation:placeholder presentation:object="subtitle" svg:x="13%" svg:y="23%" svg:width="82%" svg:height="66%"/>
    </style:presentation-page-layout>
    <style:presentation-page-layout style:name="pl4" style:display-name="AL7T7">
      <presentation:placeholder presentation:object="title" svg:x="13%" svg:y="4%" svg:width="82%" svg:height="15%"/>
      <presentation:placeholder presentation:object="chart" svg:x="13%" svg:y="23%" svg:width="40%" svg:height="66%"/>
      <presentation:placeholder presentation:object="outline" svg:x="55%" svg:y="23%" svg:width="40%" svg:height="66%"/>
    </style:presentation-page-layout>
    <style:presentation-page-layout style:name="pl5" style:display-name="AL8T4">
      <presentation:placeholder presentation:object="title" svg:x="13%" svg:y="4%" svg:width="82%" svg:height="15%"/>
      <presentation:placeholder presentation:object="outline" svg:x="13%" svg:y="23%" svg:width="40%" svg:height="66%"/>
      <presentation:placeholder presentation:object="chart" svg:x="55%" svg:y="23%" svg:width="40%" svg:height="66%"/>
    </style:presentation-page-layout>
    <style:presentation-page-layout style:name="pl6" style:display-name="AL5T9">
      <presentation:placeholder presentation:object="title" svg:x="13%" svg:y="4%" svg:width="82%" svg:height="15%"/>
      <presentation:placeholder presentation:object="graphic" svg:x="13%" svg:y="23%" svg:width="40%" svg:height="66%"/>
      <presentation:placeholder presentation:object="outline" svg:x="55%" svg:y="23%" svg:width="40%" svg:height="66%"/>
    </style:presentation-page-layout>
    <style:presentation-page-layout style:name="pl7" style:display-name="AL6T6">
      <presentation:placeholder presentation:object="title" svg:x="13%" svg:y="4%" svg:width="82%" svg:height="15%"/>
      <presentation:placeholder presentation:object="outline" svg:x="13%" svg:y="23%" svg:width="40%" svg:height="66%"/>
      <presentation:placeholder presentation:object="graphic" svg:x="55%" svg:y="23%" svg:width="40%" svg:height="66%"/>
    </style:presentation-page-layout>
    <style:presentation-page-layout style:name="pl8" style:display-name="AL3T3">
      <presentation:placeholder presentation:object="title" svg:x="13%" svg:y="4%" svg:width="82%" svg:height="15%"/>
      <presentation:placeholder presentation:object="outline" svg:x="13%" svg:y="23%" svg:width="40%" svg:height="66%"/>
      <presentation:placeholder presentation:object="outline" svg:x="55%" svg:y="23%" svg:width="40%" svg:height="66%"/>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family="paragraph"/>
    <style:style style:name="P2" style:family="paragraph">
      <style:paragraph-properties fo:padding-top="0.000000000000000pt" fo:text-align="end"/>
      <style:text-properties fo:font-family="Sans Serif" fo:font-size="14.000000000000000pt" style:font-family-generic="roman" style:font-pitch="variable"/>
    </style:style>
    <style:style style:name="P3" style:family="paragraph">
      <style:paragraph-properties fo:padding-top="0.000000000000000pt" fo:text-align="center"/>
      <style:text-properties fo:font-family="Sans Serif" fo:font-size="14.000000000000000pt" style:font-family-generic="roman" style:font-pitch="variable"/>
    </style:style>
    <style:style style:name="P4" style:parent-style-name="Title" style:family="paragraph"/>
    <style:style style:name="P5" style:parent-style-name="Standard" style:family="paragraph"/>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auto-grow-width="false" draw:fill="solid" draw:fill-color="#579d1c" draw:shadow="hidden" draw:shadow-color="#808080" draw:shadow-offset-x="8.50395pt" draw:shadow-offset-y="8.50395pt" draw:stroke="none" draw:textarea-horizontal-align="left" draw:textarea-vertical-align="top" fo:margin="0.000000000000000pt" style:wrap="biggest" style:wrap-contour="false" style:wrap-dynamic-threshold="0.000000000000000pt" svg:fill-rule="evenodd"/>
    </style:style>
    <style:style style:name="gr3"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dp1" style:family="drawing-page">
      <style:drawing-page-properties draw:fill="gradient" draw:fill-gradient-name="gradient1"/>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793.702162400000020pt" style:print-orientation="landscape"/>
    </style:page-layout>
  </office:automatic-styles>
  <office:master-styles>
    <style:master-page style:name="Default1"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 draw:id="shape-1" svg:y="20.75990000000pt">
        <draw:custom-shape draw:style-name="gr2" xml:id="shape-2" draw:id="shape-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3" draw:id="shape-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4" draw:id="shape-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 draw:id="shape-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 draw:id="shape-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7" draw:id="shape-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 draw:id="shape-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 draw:id="shape-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0" draw:id="shape-1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1" draw:id="shape-1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2" draw:id="shape-1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3" draw:id="shape-1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4" draw:id="shape-1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5" draw:id="shape-15" draw:layer="backgroundobjects" svg:width="694.97653760936pt" svg:height="14.56933585616pt" svg:x="113.38600000000pt" svg:y="119.05500000000pt" svg:viewBox="0 0 695 15" svg:d="M7.0913 0C3.54564 0 0 3.63508 0 7.27019L0 7.27019C0 10.9052 3.54564 14.5693 7.0913 14.5693C234.014 14.5693 460.934 14.5693 687.857 14.5693C691.403 14.5693 694.949 10.9052 694.949 7.27019L694.949 7.27019C694.949 3.63508 691.403 0 687.857 0C460.934 0 234.014 0 7.0913 0ZM0 0M694.977 14.5693" calligra:nodeTypes="ccccccccccc">
        <draw:glue-point draw:id="4" svg:x="0.50000000000pt" svg:y="0.50000000000pt" draw:align="center"/>
        <draw:glue-point draw:id="5" svg:x="0.50000000000pt" svg:y="0.50000000000pt" draw:align="center"/>
      </draw:path>
    </style:master-page>
    <style:master-page style:name="Default2"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6" draw:id="shape-16" svg:y="20.75990000000pt">
        <draw:custom-shape draw:style-name="gr2" xml:id="shape-17" draw:id="shape-1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8" draw:id="shape-1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9" draw:id="shape-1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 draw:id="shape-2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 draw:id="shape-2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2" draw:id="shape-2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 draw:id="shape-2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 draw:id="shape-2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5" draw:id="shape-2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6" draw:id="shape-2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7" draw:id="shape-2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8" draw:id="shape-2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9" draw:id="shape-2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30" draw:id="shape-30" draw:layer="backgroundobjects" svg:width="694.98406878221pt" svg:height="14.14532384029pt" svg:x="113.38600000000pt" svg:y="119.05500000000pt" svg:viewBox="0 0 695 14" svg:d="M7.09138 0C3.54568 0 0 3.52925 0 7.05852L0 7.05852C0 10.5878 3.54568 14.1453 7.09138 14.1453C234.016 14.1453 460.939 14.1453 687.864 14.1453C691.41 14.1453 694.956 10.5878 694.956 7.05852L694.956 7.05852C694.956 3.52925 691.41 0 687.864 0C460.939 0 234.016 0 7.09138 0ZM0 0M694.984 14.1453" calligra:nodeTypes="ccccccccccc">
        <draw:glue-point draw:id="4" svg:x="0.50000000000pt" svg:y="0.50000000000pt" draw:align="center"/>
        <draw:glue-point draw:id="5" svg:x="0.50000000000pt" svg:y="0.50000000000pt" draw:align="center"/>
      </draw:path>
    </style:master-page>
    <style:master-page style:name="Default3"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31" draw:id="shape-31" svg:y="20.75990000000pt">
        <draw:custom-shape draw:style-name="gr2" xml:id="shape-32" draw:id="shape-3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33" draw:id="shape-3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4" draw:id="shape-3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5" draw:id="shape-3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6" draw:id="shape-3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7" draw:id="shape-3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8" draw:id="shape-3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9" draw:id="shape-3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40" draw:id="shape-4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1" draw:id="shape-4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42" draw:id="shape-4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43" draw:id="shape-4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44" draw:id="shape-4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45" draw:id="shape-45" draw:layer="backgroundobjects" svg:width="694.87207650619pt" svg:height="14.19181675078pt" svg:x="113.38600000000pt" svg:y="119.05500000000pt" svg:viewBox="0 0 695 14" svg:d="M7.09024 0C3.54511 0 0 3.54087 0 7.08177L0 7.08177C0 10.6226 3.54511 14.1918 7.09024 14.1918C233.978 14.1918 460.865 14.1918 687.753 14.1918C691.298 14.1918 694.844 10.6226 694.844 7.08177L694.844 7.08177C694.844 3.54087 691.298 0 687.753 0C460.865 0 233.978 0 7.09024 0ZM0 0M694.872 14.1918" calligra:nodeTypes="ccccccccccc">
        <draw:glue-point draw:id="4" svg:x="0.50000000000pt" svg:y="0.50000000000pt" draw:align="center"/>
        <draw:glue-point draw:id="5" svg:x="0.50000000000pt" svg:y="0.50000000000pt" draw:align="center"/>
      </draw:path>
    </style:master-page>
    <style:master-page style:name="Default4"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46" draw:id="shape-46" svg:y="20.75990000000pt">
        <draw:custom-shape draw:style-name="gr2" xml:id="shape-47" draw:id="shape-4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48" draw:id="shape-4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49" draw:id="shape-4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0" draw:id="shape-5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1" draw:id="shape-5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2" draw:id="shape-5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3" draw:id="shape-5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54" draw:id="shape-5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55" draw:id="shape-5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6" draw:id="shape-5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57" draw:id="shape-5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58" draw:id="shape-5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59" draw:id="shape-5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60" draw:id="shape-60" draw:layer="backgroundobjects" svg:width="694.74410006620pt" svg:height="14.38624464027pt" svg:x="113.38600000000pt" svg:y="119.05500000000pt" svg:viewBox="0 0 695 14" svg:d="M7.08893 0C3.54446 0 0 3.58938 0 7.1788L0 7.1788C0 10.7681 3.54446 14.3862 7.08893 14.3862C233.935 14.3862 460.78 14.3862 687.626 14.3862C691.171 14.3862 694.716 10.7681 694.716 7.1788L694.716 7.1788C694.716 3.58938 691.171 0 687.626 0C460.78 0 233.935 0 7.08893 0ZM0 0M694.744 14.3862" calligra:nodeTypes="ccccccccccc">
        <draw:glue-point draw:id="4" svg:x="0.50000000000pt" svg:y="0.50000000000pt" draw:align="center"/>
        <draw:glue-point draw:id="5" svg:x="0.50000000000pt" svg:y="0.50000000000pt" draw:align="center"/>
      </draw:path>
    </style:master-page>
    <style:master-page style:name="Default5"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61" draw:id="shape-61" svg:y="20.75990000000pt">
        <draw:custom-shape draw:style-name="gr2" xml:id="shape-62" draw:id="shape-6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63" draw:id="shape-6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4" draw:id="shape-6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5" draw:id="shape-6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6" draw:id="shape-6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7" draw:id="shape-6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8" draw:id="shape-6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69" draw:id="shape-6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70" draw:id="shape-7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1" draw:id="shape-7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72" draw:id="shape-7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73" draw:id="shape-7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74" draw:id="shape-7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75" draw:id="shape-75" draw:layer="backgroundobjects" svg:width="694.97653760936pt" svg:height="14.56933585616pt" svg:x="113.38600000000pt" svg:y="119.05500000000pt" svg:viewBox="0 0 695 15" svg:d="M7.0913 0C3.54564 0 0 3.63508 0 7.27019L0 7.27019C0 10.9052 3.54564 14.5693 7.0913 14.5693C234.014 14.5693 460.934 14.5693 687.857 14.5693C691.403 14.5693 694.949 10.9052 694.949 7.27019L694.949 7.27019C694.949 3.63508 691.403 0 687.857 0C460.934 0 234.014 0 7.0913 0ZM0 0M694.977 14.5693" calligra:nodeTypes="ccccccccccc">
        <draw:glue-point draw:id="4" svg:x="0.50000000000pt" svg:y="0.50000000000pt" draw:align="center"/>
        <draw:glue-point draw:id="5" svg:x="0.50000000000pt" svg:y="0.50000000000pt" draw:align="center"/>
      </draw:path>
    </style:master-page>
    <style:master-page style:name="Default6"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76" draw:id="shape-76" svg:y="20.75990000000pt">
        <draw:custom-shape draw:style-name="gr2" xml:id="shape-77" draw:id="shape-7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78" draw:id="shape-7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79" draw:id="shape-7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0" draw:id="shape-8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1" draw:id="shape-8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2" draw:id="shape-8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3" draw:id="shape-8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84" draw:id="shape-8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85" draw:id="shape-8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6" draw:id="shape-8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87" draw:id="shape-8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88" draw:id="shape-8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89" draw:id="shape-8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90" draw:id="shape-90" draw:layer="backgroundobjects" svg:width="694.99606866828pt" svg:height="14.28037411625pt" svg:x="113.38600000000pt" svg:y="119.05500000000pt" svg:viewBox="0 0 695 14" svg:d="M7.0915 0C3.54574 0 0 3.56296 0 7.12593L0 7.12593C0 10.6889 3.54574 14.2804 7.0915 14.2804C234.02 14.2804 460.947 14.2804 687.876 14.2804C691.422 14.2804 694.968 10.6889 694.968 7.12593L694.968 7.12593C694.968 3.56296 691.422 0 687.876 0C460.947 0 234.02 0 7.0915 0ZM0 0M694.996 14.2804" calligra:nodeTypes="ccccccccccc">
        <draw:glue-point draw:id="4" svg:x="0.50000000000pt" svg:y="0.50000000000pt" draw:align="center"/>
        <draw:glue-point draw:id="5" svg:x="0.50000000000pt" svg:y="0.50000000000pt" draw:align="center"/>
      </draw:path>
    </style:master-page>
    <style:master-page style:name="Default7"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91" draw:id="shape-91" svg:y="20.75990000000pt">
        <draw:custom-shape draw:style-name="gr2" xml:id="shape-92" draw:id="shape-9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93" draw:id="shape-9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4" draw:id="shape-9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5" draw:id="shape-9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6" draw:id="shape-9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7" draw:id="shape-9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8" draw:id="shape-9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99" draw:id="shape-9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00" draw:id="shape-10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01" draw:id="shape-10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02" draw:id="shape-10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03" draw:id="shape-10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04" draw:id="shape-10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05" draw:id="shape-105" draw:layer="backgroundobjects" svg:width="694.74410006620pt" svg:height="14.38624464027pt" svg:x="113.38600000000pt" svg:y="119.05500000000pt" svg:viewBox="0 0 695 14" svg:d="M7.08893 0C3.54446 0 0 3.58938 0 7.1788L0 7.1788C0 10.7681 3.54446 14.3862 7.08893 14.3862C233.935 14.3862 460.78 14.3862 687.626 14.3862C691.171 14.3862 694.716 10.7681 694.716 7.1788L694.716 7.1788C694.716 3.58938 691.171 0 687.626 0C460.78 0 233.935 0 7.08893 0ZM0 0M694.744 14.3862" calligra:nodeTypes="ccccccccccc">
        <draw:glue-point draw:id="4" svg:x="0.50000000000pt" svg:y="0.50000000000pt" draw:align="center"/>
        <draw:glue-point draw:id="5" svg:x="0.50000000000pt" svg:y="0.50000000000pt" draw:align="center"/>
      </draw:path>
    </style:master-page>
    <style:master-page style:name="Default8"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06" draw:id="shape-106" svg:y="20.75990000000pt">
        <draw:custom-shape draw:style-name="gr2" xml:id="shape-107" draw:id="shape-10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08" draw:id="shape-10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09" draw:id="shape-10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10" draw:id="shape-11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11" draw:id="shape-11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12" draw:id="shape-11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13" draw:id="shape-11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14" draw:id="shape-11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15" draw:id="shape-11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16" draw:id="shape-11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17" draw:id="shape-11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18" draw:id="shape-11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19" draw:id="shape-11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20" draw:id="shape-120" draw:layer="backgroundobjects" svg:width="694.48819432574pt" svg:height="14.78309947456pt" svg:x="113.38600000000pt" svg:y="119.05500000000pt" svg:viewBox="0 0 694 15" svg:d="M7.08632 0C3.54315 0 0 3.68841 0 7.37686L0 7.37686C0 11.0652 3.54315 14.7831 7.08632 14.7831C233.849 14.7831 460.61 14.7831 687.373 14.7831C690.917 14.7831 694.46 11.0652 694.46 7.37686L694.46 7.37686C694.46 3.68841 690.917 0 687.373 0C460.61 0 233.849 0 7.08632 0ZM0 0M694.488 14.7831" calligra:nodeTypes="ccccccccccc">
        <draw:glue-point draw:id="4" svg:x="0.50000000000pt" svg:y="0.50000000000pt" draw:align="center"/>
        <draw:glue-point draw:id="5" svg:x="0.50000000000pt" svg:y="0.50000000000pt" draw:align="center"/>
      </draw:path>
    </style:master-page>
    <style:master-page style:name="Default9"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21" draw:id="shape-121" svg:y="20.75990000000pt">
        <draw:custom-shape draw:style-name="gr2" xml:id="shape-122" draw:id="shape-12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23" draw:id="shape-12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4" draw:id="shape-12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5" draw:id="shape-12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6" draw:id="shape-12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7" draw:id="shape-12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8" draw:id="shape-12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29" draw:id="shape-12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30" draw:id="shape-13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31" draw:id="shape-13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32" draw:id="shape-13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33" draw:id="shape-13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34" draw:id="shape-13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35" draw:id="shape-135" draw:layer="backgroundobjects" svg:width="694.48819432574pt" svg:height="14.78309947456pt" svg:x="113.38600000000pt" svg:y="119.05500000000pt" svg:viewBox="0 0 694 15" svg:d="M7.08632 0C3.54315 0 0 3.68841 0 7.37686L0 7.37686C0 11.0652 3.54315 14.7831 7.08632 14.7831C233.849 14.7831 460.61 14.7831 687.373 14.7831C690.917 14.7831 694.46 11.0652 694.46 7.37686L694.46 7.37686C694.46 3.68841 690.917 0 687.373 0C460.61 0 233.849 0 7.08632 0ZM0 0M694.488 14.7831" calligra:nodeTypes="ccccccccccc">
        <draw:glue-point draw:id="4" svg:x="0.50000000000pt" svg:y="0.50000000000pt" draw:align="center"/>
        <draw:glue-point draw:id="5" svg:x="0.50000000000pt" svg:y="0.50000000000pt" draw:align="center"/>
      </draw:path>
    </style:master-page>
    <style:master-page style:name="Default10"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36" draw:id="shape-136" svg:y="20.75990000000pt">
        <draw:custom-shape draw:style-name="gr2" xml:id="shape-137" draw:id="shape-13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38" draw:id="shape-13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39" draw:id="shape-13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40" draw:id="shape-14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41" draw:id="shape-14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42" draw:id="shape-14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43" draw:id="shape-14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44" draw:id="shape-14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45" draw:id="shape-14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46" draw:id="shape-14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47" draw:id="shape-14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48" draw:id="shape-14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49" draw:id="shape-14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50" draw:id="shape-150" draw:layer="backgroundobjects" svg:width="694.96806914897pt" svg:height="14.29213209415pt" svg:x="113.38600000000pt" svg:y="119.05500000000pt" svg:viewBox="0 0 695 14" svg:d="M7.09122 0C3.5456 0 0 3.56588 0 7.13179L0 7.13179C0 10.6977 3.5456 14.2921 7.09122 14.2921C234.011 14.2921 460.928 14.2921 687.848 14.2921C691.394 14.2921 694.94 10.6977 694.94 7.13179L694.94 7.13179C694.94 3.56588 691.394 0 687.848 0C460.928 0 234.011 0 7.09122 0ZM0 0M694.968 14.2921" calligra:nodeTypes="ccccccccccc">
        <draw:glue-point draw:id="4" svg:x="0.50000000000pt" svg:y="0.50000000000pt" draw:align="center"/>
        <draw:glue-point draw:id="5" svg:x="0.50000000000pt" svg:y="0.50000000000pt" draw:align="center"/>
      </draw:path>
    </style:master-page>
    <style:master-page style:name="Default11"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51" draw:id="shape-151" svg:y="20.75990000000pt">
        <draw:custom-shape draw:style-name="gr2" xml:id="shape-152" draw:id="shape-15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53" draw:id="shape-15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4" draw:id="shape-15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5" draw:id="shape-15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6" draw:id="shape-15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7" draw:id="shape-15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8" draw:id="shape-15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59" draw:id="shape-15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60" draw:id="shape-16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61" draw:id="shape-16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62" draw:id="shape-16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63" draw:id="shape-16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64" draw:id="shape-16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65" draw:id="shape-165" draw:layer="backgroundobjects" svg:width="694.96806914897pt" svg:height="14.29213209415pt" svg:x="113.38600000000pt" svg:y="119.05500000000pt" svg:viewBox="0 0 695 14" svg:d="M7.09122 0C3.5456 0 0 3.56588 0 7.13179L0 7.13179C0 10.6977 3.5456 14.2921 7.09122 14.2921C234.011 14.2921 460.928 14.2921 687.848 14.2921C691.394 14.2921 694.94 10.6977 694.94 7.13179L694.94 7.13179C694.94 3.56588 691.394 0 687.848 0C460.928 0 234.011 0 7.09122 0ZM0 0M694.968 14.2921" calligra:nodeTypes="ccccccccccc">
        <draw:glue-point draw:id="4" svg:x="0.50000000000pt" svg:y="0.50000000000pt" draw:align="center"/>
        <draw:glue-point draw:id="5" svg:x="0.50000000000pt" svg:y="0.50000000000pt" draw:align="center"/>
      </draw:path>
    </style:master-page>
    <style:master-page style:name="Default12"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66" draw:id="shape-166" svg:y="20.75990000000pt">
        <draw:custom-shape draw:style-name="gr2" xml:id="shape-167" draw:id="shape-16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68" draw:id="shape-16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69" draw:id="shape-16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70" draw:id="shape-17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71" draw:id="shape-17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72" draw:id="shape-17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73" draw:id="shape-17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74" draw:id="shape-17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75" draw:id="shape-17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76" draw:id="shape-17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77" draw:id="shape-17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78" draw:id="shape-17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79" draw:id="shape-17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80" draw:id="shape-180" draw:layer="backgroundobjects" svg:width="694.87207650619pt" svg:height="14.19181675078pt" svg:x="113.38600000000pt" svg:y="119.05500000000pt" svg:viewBox="0 0 695 14" svg:d="M7.09024 0C3.54511 0 0 3.54087 0 7.08177L0 7.08177C0 10.6226 3.54511 14.1918 7.09024 14.1918C233.978 14.1918 460.865 14.1918 687.753 14.1918C691.298 14.1918 694.844 10.6226 694.844 7.08177L694.844 7.08177C694.844 3.54087 691.298 0 687.753 0C460.865 0 233.978 0 7.09024 0ZM0 0M694.872 14.1918" calligra:nodeTypes="ccccccccccc">
        <draw:glue-point draw:id="4" svg:x="0.50000000000pt" svg:y="0.50000000000pt" draw:align="center"/>
        <draw:glue-point draw:id="5" svg:x="0.50000000000pt" svg:y="0.50000000000pt" draw:align="center"/>
      </draw:path>
    </style:master-page>
    <style:master-page style:name="Default13"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81" draw:id="shape-181" svg:y="20.75990000000pt">
        <draw:custom-shape draw:style-name="gr2" xml:id="shape-182" draw:id="shape-18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83" draw:id="shape-18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4" draw:id="shape-18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5" draw:id="shape-18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6" draw:id="shape-18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7" draw:id="shape-18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8" draw:id="shape-18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89" draw:id="shape-18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190" draw:id="shape-19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91" draw:id="shape-19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192" draw:id="shape-19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193" draw:id="shape-19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194" draw:id="shape-19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195" draw:id="shape-195" draw:layer="backgroundobjects" svg:width="694.93607061917pt" svg:height="14.59032722163pt" svg:x="113.38600000000pt" svg:y="119.05500000000pt" svg:viewBox="0 0 695 15" svg:d="M7.09089 0C3.54544 0 0 3.64029 0 7.28061L0 7.28061C0 10.9209 3.54544 14.5903 7.09089 14.5903C234 14.5903 460.907 14.5903 687.816 14.5903C691.362 14.5903 694.908 10.9209 694.908 7.28061L694.908 7.28061C694.908 3.64029 691.362 0 687.816 0C460.907 0 234 0 7.09089 0ZM0 0M694.936 14.5903" calligra:nodeTypes="ccccccccccc">
        <draw:glue-point draw:id="4" svg:x="0.50000000000pt" svg:y="0.50000000000pt" draw:align="center"/>
        <draw:glue-point draw:id="5" svg:x="0.50000000000pt" svg:y="0.50000000000pt" draw:align="center"/>
      </draw:path>
    </style:master-page>
    <style:master-page style:name="Default14"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196" draw:id="shape-196" svg:y="20.75990000000pt">
        <draw:custom-shape draw:style-name="gr2" xml:id="shape-197" draw:id="shape-19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198" draw:id="shape-19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199" draw:id="shape-19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0" draw:id="shape-20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1" draw:id="shape-20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2" draw:id="shape-20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3" draw:id="shape-20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04" draw:id="shape-20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05" draw:id="shape-20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06" draw:id="shape-20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07" draw:id="shape-20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08" draw:id="shape-20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09" draw:id="shape-20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10" draw:id="shape-210" draw:layer="backgroundobjects" svg:width="694.93607061917pt" svg:height="14.59032722163pt" svg:x="113.38600000000pt" svg:y="119.05500000000pt" svg:viewBox="0 0 695 15" svg:d="M7.09089 0C3.54544 0 0 3.64029 0 7.28061L0 7.28061C0 10.9209 3.54544 14.5903 7.09089 14.5903C234 14.5903 460.907 14.5903 687.816 14.5903C691.362 14.5903 694.908 10.9209 694.908 7.28061L694.908 7.28061C694.908 3.64029 691.362 0 687.816 0C460.907 0 234 0 7.09089 0ZM0 0M694.936 14.5903" calligra:nodeTypes="ccccccccccc">
        <draw:glue-point draw:id="4" svg:x="0.50000000000pt" svg:y="0.50000000000pt" draw:align="center"/>
        <draw:glue-point draw:id="5" svg:x="0.50000000000pt" svg:y="0.50000000000pt" draw:align="center"/>
      </draw:path>
    </style:master-page>
    <style:master-page style:name="Default15"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11" draw:id="shape-211" svg:y="20.75990000000pt">
        <draw:custom-shape draw:style-name="gr2" xml:id="shape-212" draw:id="shape-21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13" draw:id="shape-21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4" draw:id="shape-21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5" draw:id="shape-21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6" draw:id="shape-21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7" draw:id="shape-21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8" draw:id="shape-21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19" draw:id="shape-21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20" draw:id="shape-220" draw:layer="backgroundobjects" svg:width="650.83577316800pt" svg:height="89.29149327000pt" svg:x="103.18100000000pt" svg:y="23.81110000000pt" presentation:class="title" presentation:placeholder="true" draw:text-style-name="P4">
        <draw:text-box/>
        <draw:glue-point draw:id="4" svg:x="0.50000000000pt" svg:y="0.50000000000pt" draw:align="center"/>
        <draw:glue-point draw:id="5" svg:x="0.50000000000pt" svg:y="0.50000000000pt" draw:align="center"/>
      </draw:frame>
      <draw:frame draw:style-name="gr1" xml:id="shape-221" draw:id="shape-221" draw:layer="backgroundobjects" svg:width="650.83577316800pt" svg:height="392.88257038800pt" svg:x="103.18100000000pt" svg:y="136.91400000000pt" presentation:class="outline" presentation:placeholder="true" draw:text-style-name="P5">
        <draw:text-box/>
        <draw:glue-point draw:id="4" svg:x="0.50000000000pt" svg:y="0.50000000000pt" draw:align="center"/>
        <draw:glue-point draw:id="5" svg:x="0.50000000000pt" svg:y="0.50000000000pt" draw:align="center"/>
      </draw:frame>
      <draw:frame draw:style-name="gr3" xml:id="shape-222" draw:id="shape-22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23" draw:id="shape-22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24" draw:id="shape-22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25" draw:id="shape-225" draw:layer="backgroundobjects" svg:width="694.49771152082pt" svg:height="14.13948425528pt" svg:x="113.38600000000pt" svg:y="119.05500000000pt" svg:viewBox="0 0 694 14" svg:d="M7.08642 0C3.5432 0 0 3.52781 0 7.05563L0 7.05563C0 10.5835 3.5432 14.1395 7.08642 14.1395C233.852 14.1395 460.617 14.1395 687.383 14.1395C690.926 14.1395 694.47 10.5835 694.47 7.05563L694.47 7.05563C694.47 3.52781 690.926 0 687.383 0C460.617 0 233.852 0 7.08642 0ZM0 0M694.498 14.1395" calligra:nodeTypes="ccccccccccc">
        <draw:glue-point draw:id="4" svg:x="0.50000000000pt" svg:y="0.50000000000pt" draw:align="center"/>
        <draw:glue-point draw:id="5" svg:x="0.50000000000pt" svg:y="0.50000000000pt" draw:align="center"/>
      </draw:path>
    </style:master-page>
    <style:master-page style:name="Default16"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26" draw:id="shape-226" svg:y="20.75990000000pt">
        <draw:custom-shape draw:style-name="gr2" xml:id="shape-227" draw:id="shape-22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28" draw:id="shape-22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29" draw:id="shape-22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0" draw:id="shape-23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1" draw:id="shape-23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2" draw:id="shape-23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3" draw:id="shape-23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34" draw:id="shape-23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35" draw:id="shape-23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36" draw:id="shape-23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37" draw:id="shape-23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38" draw:id="shape-23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39" draw:id="shape-23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40" draw:id="shape-240" draw:layer="backgroundobjects" svg:width="694.48819432574pt" svg:height="14.78309947456pt" svg:x="113.38600000000pt" svg:y="119.05500000000pt" svg:viewBox="0 0 694 15" svg:d="M7.08632 0C3.54315 0 0 3.68841 0 7.37686L0 7.37686C0 11.0652 3.54315 14.7831 7.08632 14.7831C233.849 14.7831 460.61 14.7831 687.373 14.7831C690.917 14.7831 694.46 11.0652 694.46 7.37686L694.46 7.37686C694.46 3.68841 690.917 0 687.373 0C460.61 0 233.849 0 7.08632 0ZM0 0M694.488 14.7831" calligra:nodeTypes="ccccccccccc">
        <draw:glue-point draw:id="4" svg:x="0.50000000000pt" svg:y="0.50000000000pt" draw:align="center"/>
        <draw:glue-point draw:id="5" svg:x="0.50000000000pt" svg:y="0.50000000000pt" draw:align="center"/>
      </draw:path>
    </style:master-page>
    <style:master-page style:name="Default17"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41" draw:id="shape-241" svg:y="20.75990000000pt">
        <draw:custom-shape draw:style-name="gr2" xml:id="shape-242" draw:id="shape-24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43" draw:id="shape-24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4" draw:id="shape-24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5" draw:id="shape-24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6" draw:id="shape-24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7" draw:id="shape-24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8" draw:id="shape-24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49" draw:id="shape-24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50" draw:id="shape-25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51" draw:id="shape-25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52" draw:id="shape-25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53" draw:id="shape-25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54" draw:id="shape-25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55" draw:id="shape-255" draw:layer="backgroundobjects" svg:width="694.99606866828pt" svg:height="14.28037411625pt" svg:x="113.38600000000pt" svg:y="119.05500000000pt" svg:viewBox="0 0 695 14" svg:d="M7.0915 0C3.54574 0 0 3.56296 0 7.12593L0 7.12593C0 10.6889 3.54574 14.2804 7.0915 14.2804C234.02 14.2804 460.947 14.2804 687.876 14.2804C691.422 14.2804 694.968 10.6889 694.968 7.12593L694.968 7.12593C694.968 3.56296 691.422 0 687.876 0C460.947 0 234.02 0 7.0915 0ZM0 0M694.996 14.2804" calligra:nodeTypes="ccccccccccc">
        <draw:glue-point draw:id="4" svg:x="0.50000000000pt" svg:y="0.50000000000pt" draw:align="center"/>
        <draw:glue-point draw:id="5" svg:x="0.50000000000pt" svg:y="0.50000000000pt" draw:align="center"/>
      </draw:path>
    </style:master-page>
    <style:master-page style:name="Default18"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56" draw:id="shape-256" svg:y="20.75990000000pt">
        <draw:custom-shape draw:style-name="gr2" xml:id="shape-257" draw:id="shape-25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58" draw:id="shape-25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59" draw:id="shape-25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60" draw:id="shape-26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61" draw:id="shape-26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62" draw:id="shape-26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63" draw:id="shape-26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64" draw:id="shape-26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65" draw:id="shape-26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66" draw:id="shape-26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67" draw:id="shape-26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68" draw:id="shape-26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69" draw:id="shape-26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70" draw:id="shape-270" draw:layer="backgroundobjects" svg:width="694.99206869091pt" svg:height="14.56638960926pt" svg:x="113.38600000000pt" svg:y="119.05500000000pt" svg:viewBox="0 0 695 15" svg:d="M7.09146 0C3.54572 0 0 3.63431 0 7.26864L0 7.26864C0 10.903 3.54572 14.5664 7.09146 14.5664C234.019 14.5664 460.944 14.5664 687.872 14.5664C691.418 14.5664 694.964 10.903 694.964 7.26864L694.964 7.26864C694.964 3.63431 691.418 0 687.872 0C460.944 0 234.019 0 7.09146 0ZM0 0M694.992 14.5664" calligra:nodeTypes="ccccccccccc">
        <draw:glue-point draw:id="4" svg:x="0.50000000000pt" svg:y="0.50000000000pt" draw:align="center"/>
        <draw:glue-point draw:id="5" svg:x="0.50000000000pt" svg:y="0.50000000000pt" draw:align="center"/>
      </draw:path>
    </style:master-page>
    <style:master-page style:name="Default19"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71" draw:id="shape-271" svg:y="20.75990000000pt">
        <draw:custom-shape draw:style-name="gr2" xml:id="shape-272" draw:id="shape-27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73" draw:id="shape-27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4" draw:id="shape-27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5" draw:id="shape-27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6" draw:id="shape-27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7" draw:id="shape-27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8" draw:id="shape-27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79" draw:id="shape-27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80" draw:id="shape-28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81" draw:id="shape-28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82" draw:id="shape-28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83" draw:id="shape-28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84" draw:id="shape-28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285" draw:id="shape-285" draw:layer="backgroundobjects" svg:width="694.98406878221pt" svg:height="14.14532384029pt" svg:x="113.38600000000pt" svg:y="119.05500000000pt" svg:viewBox="0 0 695 14" svg:d="M7.09138 0C3.54568 0 0 3.52925 0 7.05852L0 7.05852C0 10.5878 3.54568 14.1453 7.09138 14.1453C234.016 14.1453 460.939 14.1453 687.864 14.1453C691.41 14.1453 694.956 10.5878 694.956 7.05852L694.956 7.05852C694.956 3.52925 691.41 0 687.864 0C460.939 0 234.016 0 7.09138 0ZM0 0M694.984 14.1453" calligra:nodeTypes="ccccccccccc">
        <draw:glue-point draw:id="4" svg:x="0.50000000000pt" svg:y="0.50000000000pt" draw:align="center"/>
        <draw:glue-point draw:id="5" svg:x="0.50000000000pt" svg:y="0.50000000000pt" draw:align="center"/>
      </draw:path>
    </style:master-page>
    <style:master-page style:name="Default20"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286" draw:id="shape-286" svg:y="20.75990000000pt">
        <draw:custom-shape draw:style-name="gr2" xml:id="shape-287" draw:id="shape-28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288" draw:id="shape-28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89" draw:id="shape-28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90" draw:id="shape-29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91" draw:id="shape-29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92" draw:id="shape-29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93" draw:id="shape-29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294" draw:id="shape-29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295" draw:id="shape-29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96" draw:id="shape-29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297" draw:id="shape-29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298" draw:id="shape-29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299" draw:id="shape-29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300" draw:id="shape-300" draw:layer="backgroundobjects" svg:width="694.95353838581pt" svg:height="14.15100165928pt" svg:x="113.38600000000pt" svg:y="119.05500000000pt" svg:viewBox="0 0 695 14" svg:d="M7.09106 0C3.54552 0 0 3.53071 0 7.06146L0 7.06146C0 10.5921 3.54552 14.151 7.09106 14.151C234.006 14.151 460.918 14.151 687.834 14.151C691.38 14.151 694.926 10.5921 694.926 7.06146L694.926 7.06146C694.926 3.53071 691.38 0 687.834 0C460.918 0 234.006 0 7.09106 0ZM0 0M694.954 14.151" calligra:nodeTypes="ccccccccccc">
        <draw:glue-point draw:id="4" svg:x="0.50000000000pt" svg:y="0.50000000000pt" draw:align="center"/>
        <draw:glue-point draw:id="5" svg:x="0.50000000000pt" svg:y="0.50000000000pt" draw:align="center"/>
      </draw:path>
    </style:master-page>
    <style:master-page style:name="Default21"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301" draw:id="shape-301" svg:y="20.75990000000pt">
        <draw:custom-shape draw:style-name="gr2" xml:id="shape-302" draw:id="shape-30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303" draw:id="shape-30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4" draw:id="shape-30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5" draw:id="shape-30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6" draw:id="shape-30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7" draw:id="shape-30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8" draw:id="shape-30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09" draw:id="shape-30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310" draw:id="shape-31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11" draw:id="shape-31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312" draw:id="shape-31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313" draw:id="shape-31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314" draw:id="shape-31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315" draw:id="shape-315" draw:layer="backgroundobjects" svg:width="694.98406878221pt" svg:height="14.14532384029pt" svg:x="113.38600000000pt" svg:y="119.05500000000pt" svg:viewBox="0 0 695 14" svg:d="M7.09138 0C3.54568 0 0 3.52925 0 7.05852L0 7.05852C0 10.5878 3.54568 14.1453 7.09138 14.1453C234.016 14.1453 460.939 14.1453 687.864 14.1453C691.41 14.1453 694.956 10.5878 694.956 7.05852L694.956 7.05852C694.956 3.52925 691.41 0 687.864 0C460.939 0 234.016 0 7.09138 0ZM0 0M694.984 14.1453" calligra:nodeTypes="ccccccccccc">
        <draw:glue-point draw:id="4" svg:x="0.50000000000pt" svg:y="0.50000000000pt" draw:align="center"/>
        <draw:glue-point draw:id="5" svg:x="0.50000000000pt" svg:y="0.50000000000pt" draw:align="center"/>
      </draw:path>
    </style:master-page>
    <style:master-page style:name="Default22"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316" draw:id="shape-316" svg:y="20.75990000000pt">
        <draw:custom-shape draw:style-name="gr2" xml:id="shape-317" draw:id="shape-317"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318" draw:id="shape-318"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19" draw:id="shape-319"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20" draw:id="shape-320"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21" draw:id="shape-321"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22" draw:id="shape-322"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23" draw:id="shape-323"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24" draw:id="shape-324"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325" draw:id="shape-325"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26" draw:id="shape-326"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327" draw:id="shape-327"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328" draw:id="shape-328"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329" draw:id="shape-329"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330" draw:id="shape-330" draw:layer="backgroundobjects" svg:width="694.99206869091pt" svg:height="14.56638960926pt" svg:x="113.38600000000pt" svg:y="119.05500000000pt" svg:viewBox="0 0 695 15" svg:d="M7.09146 0C3.54572 0 0 3.63431 0 7.26864L0 7.26864C0 10.903 3.54572 14.5664 7.09146 14.5664C234.019 14.5664 460.944 14.5664 687.872 14.5664C691.418 14.5664 694.964 10.903 694.964 7.26864L694.964 7.26864C694.964 3.63431 691.418 0 687.872 0C460.944 0 234.019 0 7.09146 0ZM0 0M694.992 14.5664" calligra:nodeTypes="ccccccccccc">
        <draw:glue-point draw:id="4" svg:x="0.50000000000pt" svg:y="0.50000000000pt" draw:align="center"/>
        <draw:glue-point draw:id="5" svg:x="0.50000000000pt" svg:y="0.50000000000pt" draw:align="center"/>
      </draw:path>
    </style:master-page>
    <style:master-page style:name="Default23" draw:style-name="dp1" style:display-name="Rounded%20square" style:page-layout-name="pm1">
      <draw:layer-set>
        <draw:layer draw:name="layout"/>
        <draw:layer draw:name="background"/>
        <draw:layer draw:name="backgroundobjects"/>
        <draw:layer draw:name="controls"/>
        <draw:layer draw:name="measurelines"/>
      </draw:layer-set>
      <draw:g draw:style-name="gr1" xml:id="shape-331" draw:id="shape-331" svg:y="20.75990000000pt">
        <draw:custom-shape draw:style-name="gr2" xml:id="shape-332" draw:id="shape-332" draw:layer="backgroundobjects" svg:x="14.17330000000pt" svg:y="21.25990000000pt" svg:width="56.69301160000pt" svg:height="56.69301160000pt">
          <draw:enhanced-geometry svg:viewBox="0 0 21600 21600" draw:modifiers="" draw:enhanced-path="M0 0 L21600 0 21600 21600 0 21600 0 0 Z N"/>
          <draw:glue-point draw:id="4" svg:x="0.50000000000pt" svg:y="0.50000000000pt" draw:align="center"/>
          <draw:glue-point draw:id="5" svg:x="0.50000000000pt" svg:y="0.50000000000pt" draw:align="center"/>
        </draw:custom-shape>
        <draw:custom-shape draw:style-name="gr2" xml:id="shape-333" draw:id="shape-333" draw:layer="backgroundobjects" svg:x="42.51980000000pt" svg:y="92.35290000000pt" svg:width="56.69301160000pt" svg:height="56.69301160000pt">
          <draw:enhanced-geometry svg:viewBox="0 0 21600 21600" draw:modifiers="1748.73"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4" draw:id="shape-334" draw:layer="backgroundobjects" svg:x="14.17330000000pt" svg:y="163.41800000000pt" svg:width="56.69301160000pt" svg:height="56.69301160000pt">
          <draw:enhanced-geometry svg:viewBox="0 0 21600 21600" draw:modifiers="3443.48"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5" draw:id="shape-335" draw:layer="backgroundobjects" svg:x="42.51980000000pt" svg:y="234.51100000000pt" svg:width="56.69301160000pt" svg:height="56.69301160000pt">
          <draw:enhanced-geometry svg:viewBox="0 0 21600 21600" draw:modifiers="5300.1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6" draw:id="shape-336" draw:layer="backgroundobjects" svg:x="14.17330000000pt" svg:y="305.57500000000pt" svg:width="56.69301160000pt" svg:height="56.69301160000pt">
          <draw:enhanced-geometry svg:viewBox="0 0 21600 21600" draw:modifiers="7728.94"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7" draw:id="shape-337" draw:layer="backgroundobjects" svg:x="42.51980000000pt" svg:y="376.66800000000pt" svg:width="56.69301160000pt" svg:height="56.69301160000pt">
          <draw:enhanced-geometry svg:viewBox="0 0 21600 21600" draw:modifiers="9369.72"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8" draw:id="shape-338" draw:layer="backgroundobjects" svg:x="14.17330000000pt" svg:y="447.73300000000pt" svg:width="56.69301160000pt" svg:height="56.69301160000pt">
          <draw:enhanced-geometry svg:viewBox="0 0 21600 21600" draw:modifiers="10697.5" draw:enhanced-path="M?f7 0 X0 ?f8 L0 ?f9 Y?f7 21600 L?f10 21600 X21600 ?f9 L21600 ?f8 Y?f10 0 Z N">
            <draw:equation draw:name="f0" draw:formula="45"/>
            <draw:equation draw:name="f1" draw:formula="$0 *sin(?f0 *(pi/180))"/>
            <draw:equation draw:name="f10" draw:formula="right-$0 "/>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handle draw:handle-position="$0 top" draw:handle-range-x-minimum="0" draw:handle-range-x-maximum="10800"/>
          </draw:enhanced-geometry>
          <draw:glue-point draw:id="4" svg:x="0.50000000000pt" svg:y="0.50000000000pt" draw:align="center"/>
          <draw:glue-point draw:id="5" svg:x="0.50000000000pt" svg:y="0.50000000000pt" draw:align="center"/>
        </draw:custom-shape>
        <draw:custom-shape draw:style-name="gr2" xml:id="shape-339" draw:id="shape-339" draw:layer="backgroundobjects" svg:x="42.51980000000pt" svg:y="518.74100000000pt" svg:width="56.69301160000pt" svg:height="56.69301160000pt">
          <draw:enhanced-geometry svg:viewBox="0 0 21600 21600" draw:modifiers="" draw:enhanced-path="U10800 10800 10800 10800 0 360 Z N"/>
          <draw:glue-point draw:id="4" svg:x="0.50000000000pt" svg:y="0.50000000000pt" draw:align="center"/>
          <draw:glue-point draw:id="5" svg:x="0.50000000000pt" svg:y="0.50000000000pt" draw:align="center"/>
        </draw:custom-shape>
        <draw:glue-point draw:id="4" svg:x="0.50000000000pt" svg:y="0.50000000000pt" draw:align="center"/>
        <draw:glue-point draw:id="5" svg:x="0.50000000000pt" svg:y="0.50000000000pt" draw:align="center"/>
      </draw:g>
      <draw:frame draw:style-name="gr1" xml:id="shape-340" draw:id="shape-340" draw:layer="backgroundobjects" svg:width="650.83577316800pt" svg:height="89.29149327000pt" svg:x="103.18100000000pt" svg:y="23.8111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41" draw:id="shape-341" draw:layer="backgroundobjects" svg:width="650.83577316800pt" svg:height="392.88257038800pt" svg:x="103.18100000000pt" svg:y="136.9140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3" xml:id="shape-342" draw:id="shape-342" draw:layer="backgroundobjects" svg:width="184.90425733340pt" svg:height="16.41262685820pt" svg:x="569.05600000000pt" svg:y="568.70200000000pt" presentation:class="date-time">
        <draw:text-box>
          <text:p text:style-name="P2"><text:span text:style-name="T1"><presentation:date-time/></text:span></text:p>
        </draw:text-box>
        <draw:glue-point draw:id="4" svg:x="0.50000000000pt" svg:y="0.50000000000pt" draw:align="center"/>
        <draw:glue-point draw:id="5" svg:x="0.50000000000pt" svg:y="0.50000000000pt" draw:align="center"/>
      </draw:frame>
      <draw:frame draw:style-name="gr3" xml:id="shape-343" draw:id="shape-343" draw:layer="backgroundobjects" svg:width="251.57523897500pt" svg:height="41.04574039840pt" svg:x="271.44600000000pt" svg:y="542.29700000000pt" presentation:class="footer">
        <draw:text-box>
          <text:p text:style-name="P3"><text:span text:style-name="T1"><presentation:footer/></text:span></text:p>
        </draw:text-box>
        <draw:glue-point draw:id="4" svg:x="0.50000000000pt" svg:y="0.50000000000pt" draw:align="center"/>
        <draw:glue-point draw:id="5" svg:x="0.50000000000pt" svg:y="0.50000000000pt" draw:align="center"/>
      </draw:frame>
      <draw:frame draw:style-name="gr3" xml:id="shape-344" draw:id="shape-344" draw:layer="backgroundobjects" svg:width="184.90425733340pt" svg:height="24.63311354020pt" svg:x="569.05600000000pt" svg:y="542.29700000000pt" presentation:class="page-number">
        <draw:text-box>
          <text:p text:style-name="P2"><text:span text:style-name="T1"><text:page-number text:select-page="current" style:num-format="1"/></text:span></text:p>
        </draw:text-box>
        <draw:glue-point draw:id="4" svg:x="0.50000000000pt" svg:y="0.50000000000pt" draw:align="center"/>
        <draw:glue-point draw:id="5" svg:x="0.50000000000pt" svg:y="0.50000000000pt" draw:align="center"/>
      </draw:frame>
      <draw:path draw:style-name="gr2" xml:id="shape-345" draw:id="shape-345" draw:layer="backgroundobjects" svg:width="694.90754146097pt" svg:height="14.30363032003pt" svg:x="113.38600000000pt" svg:y="119.05500000000pt" svg:viewBox="0 0 695 14" svg:d="M7.09059 0C3.54528 0 0 3.56879 0 7.13762L0 7.13762C0 10.7063 3.54528 14.3036 7.09059 14.3036C233.99 14.3036 460.887 14.3036 687.788 14.3036C691.334 14.3036 694.88 10.7063 694.88 7.13762L694.88 7.13762C694.88 3.56879 691.334 0 687.788 0C460.887 0 233.99 0 7.09059 0ZM0 0M694.908 14.3036" calligra:nodeTypes="ccccccccccc">
        <draw:glue-point draw:id="4" svg:x="0.50000000000pt" svg:y="0.50000000000pt" draw:align="center"/>
        <draw:glue-point draw:id="5" svg:x="0.50000000000pt" svg:y="0.50000000000pt" draw:align="center"/>
      </draw:path>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Rounded square</dc:title>
    <meta:initial-creator>Unknown</meta:initial-creator>
    <meta:editing-cycles>32</meta:editing-cycles>
    <dc:date>2021-04-22T13:19:40</dc:date>
    <meta:creation-date>2010-09-14T19:59:13</meta:creation-date>
    <dc:creator>Morris Buel</dc:creator>
  </office:meta>
</office:document-meta>
</file>